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9c3a4" officeooo:paragraph-rsid="0019c3a4"/>
    </style:style>
    <style:style style:name="P2" style:family="paragraph" style:parent-style-name="Standard">
      <style:paragraph-properties fo:text-align="center" style:justify-single-word="false"/>
      <style:text-properties officeooo:rsid="001a6941" officeooo:paragraph-rsid="001a6941"/>
    </style:style>
    <style:style style:name="P3" style:family="paragraph" style:parent-style-name="Standard">
      <style:text-properties officeooo:rsid="001b18b3" officeooo:paragraph-rsid="001b18b3"/>
    </style:style>
    <style:style style:name="P4" style:family="paragraph" style:parent-style-name="Standard">
      <style:text-properties officeooo:rsid="001b18b3" officeooo:paragraph-rsid="001ceefe"/>
    </style:style>
    <style:style style:name="P5" style:family="paragraph" style:parent-style-name="Standard">
      <style:text-properties officeooo:rsid="001ceefe" officeooo:paragraph-rsid="001ceefe"/>
    </style:style>
    <style:style style:name="P6" style:family="paragraph" style:parent-style-name="Text_20_body">
      <style:text-properties officeooo:rsid="001ceefe" officeooo:paragraph-rsid="001ceefe"/>
    </style:style>
    <style:style style:name="P7" style:family="paragraph" style:parent-style-name="Text_20_body">
      <style:paragraph-properties fo:text-align="center" style:justify-single-word="false"/>
      <style:text-properties officeooo:rsid="001ceefe" officeooo:paragraph-rsid="001ceefe"/>
    </style:style>
    <style:style style:name="P8" style:family="paragraph" style:parent-style-name="Text_20_body">
      <style:text-properties style:text-underline-style="none" officeooo:rsid="001ceefe" officeooo:paragraph-rsid="001ceefe"/>
    </style:style>
    <style:style style:name="P9" style:family="paragraph" style:parent-style-name="Text_20_body">
      <style:text-properties style:text-underline-style="none" officeooo:rsid="001ceefe" officeooo:paragraph-rsid="001d9266"/>
    </style:style>
    <style:style style:name="P10" style:family="paragraph" style:parent-style-name="Text_20_body">
      <style:text-properties fo:font-style="normal" style:text-underline-style="none" officeooo:rsid="001ceefe" officeooo:paragraph-rsid="001ceefe" style:font-style-asian="normal" style:font-style-complex="normal"/>
    </style:style>
    <style:style style:name="P11" style:family="paragraph" style:parent-style-name="Text_20_body">
      <style:text-properties fo:font-style="normal" style:text-underline-style="none" officeooo:rsid="001d9266" officeooo:paragraph-rsid="001ceefe" style:font-style-asian="normal" style:font-style-complex="normal"/>
    </style:style>
    <style:style style:name="P12" style:family="paragraph" style:parent-style-name="Text_20_body">
      <style:text-properties fo:font-style="normal" style:text-underline-style="none" officeooo:rsid="001d9266" officeooo:paragraph-rsid="001d9266" style:font-style-asian="normal" style:font-style-complex="normal"/>
    </style:style>
    <style:style style:name="P13" style:family="paragraph" style:parent-style-name="Text_20_body">
      <style:text-properties fo:font-style="normal" style:text-underline-style="none" officeooo:rsid="001d9266" officeooo:paragraph-rsid="0022c65c" style:font-style-asian="normal" style:font-style-complex="normal"/>
    </style:style>
    <style:style style:name="P14" style:family="paragraph" style:parent-style-name="Text_20_body">
      <style:text-properties fo:font-style="normal" style:text-underline-style="none" officeooo:rsid="001d9266" officeooo:paragraph-rsid="002bcc86" style:font-style-asian="normal" style:font-style-complex="normal"/>
    </style:style>
    <style:style style:name="P15" style:family="paragraph" style:parent-style-name="Text_20_body">
      <style:text-properties fo:font-style="normal" style:text-underline-style="none" officeooo:rsid="0022c65c" officeooo:paragraph-rsid="0022c65c" style:font-style-asian="normal" style:font-style-complex="normal"/>
    </style:style>
    <style:style style:name="P16" style:family="paragraph" style:parent-style-name="Text_20_body">
      <style:text-properties fo:font-style="normal" style:text-underline-style="none" officeooo:rsid="002bcc86" officeooo:paragraph-rsid="002bcc86" style:font-style-asian="normal" style:font-style-complex="normal"/>
    </style:style>
    <style:style style:name="P17" style:family="paragraph" style:parent-style-name="Text_20_body">
      <style:text-properties fo:font-style="normal" style:text-underline-style="none" officeooo:rsid="002e1a2e" officeooo:paragraph-rsid="002e1a2e" style:font-style-asian="normal" style:font-style-complex="normal"/>
    </style:style>
    <style:style style:name="P18" style:family="paragraph" style:parent-style-name="Text_20_body">
      <style:paragraph-properties fo:text-align="center" style:justify-single-word="false"/>
      <style:text-properties fo:font-size="15pt" fo:font-style="normal" style:text-underline-style="solid" style:text-underline-width="auto" style:text-underline-color="font-color" officeooo:rsid="002bcc86" officeooo:paragraph-rsid="002bcc86" fo:background-color="#ffff00" style:font-size-asian="15pt" style:font-style-asian="normal" style:font-size-complex="15pt" style:font-style-complex="normal"/>
    </style:style>
    <style:style style:name="P19" style:family="paragraph" style:parent-style-name="Text_20_body">
      <style:paragraph-properties fo:text-align="center" style:justify-single-word="false"/>
      <style:text-properties fo:font-size="16pt" fo:font-style="normal" style:text-underline-style="none" officeooo:rsid="002bcc86" officeooo:paragraph-rsid="002bcc86" fo:background-color="#ffff00" style:font-size-asian="16pt" style:font-style-asian="normal" style:font-size-complex="16pt" style:font-style-complex="normal"/>
    </style:style>
    <style:style style:name="P20" style:family="paragraph" style:parent-style-name="Text_20_body">
      <style:paragraph-properties fo:text-align="center" style:justify-single-word="false"/>
      <style:text-properties fo:font-size="16pt" fo:font-style="normal" style:text-underline-style="none" officeooo:rsid="002e1a2e" officeooo:paragraph-rsid="002e1a2e" fo:background-color="#ffff00" style:font-size-asian="16pt" style:font-style-asian="normal" style:font-size-complex="16pt" style:font-style-complex="normal"/>
    </style:style>
    <style:style style:name="P21" style:family="paragraph" style:parent-style-name="Text_20_body">
      <style:paragraph-properties fo:text-align="center" style:justify-single-word="false"/>
      <style:text-properties fo:font-size="16pt" fo:font-style="normal" style:text-underline-style="none" officeooo:rsid="002f9aee" officeooo:paragraph-rsid="002f9aee" fo:background-color="#ffff00" style:font-size-asian="16pt" style:font-style-asian="normal" style:font-size-complex="16pt" style:font-style-complex="normal"/>
    </style:style>
    <style:style style:name="P22" style:family="paragraph" style:parent-style-name="Text_20_body">
      <style:paragraph-properties fo:text-align="start" style:justify-single-word="false"/>
      <style:text-properties fo:font-size="16pt" fo:font-style="normal" style:text-underline-style="none" officeooo:rsid="002e1a2e" officeooo:paragraph-rsid="002e1a2e" fo:background-color="transparent" style:font-size-asian="16pt" style:font-style-asian="normal" style:font-size-complex="16pt" style:font-style-complex="normal"/>
    </style:style>
    <style:style style:name="P23" style:family="paragraph" style:parent-style-name="Text_20_body">
      <style:paragraph-properties fo:text-align="start" style:justify-single-word="false"/>
      <style:text-properties fo:font-size="16pt" fo:font-style="normal" style:text-underline-style="none" officeooo:rsid="002e1a2e" officeooo:paragraph-rsid="002f9aee" fo:background-color="transparent" style:font-size-asian="16pt" style:font-style-asian="normal" style:font-size-complex="16pt" style:font-style-complex="normal"/>
    </style:style>
    <style:style style:name="P24" style:family="paragraph" style:parent-style-name="Text_20_body">
      <style:paragraph-properties fo:text-align="start" style:justify-single-word="false"/>
      <style:text-properties fo:font-size="12pt" fo:font-style="normal" style:text-underline-style="none" officeooo:rsid="002e1a2e" officeooo:paragraph-rsid="002e1a2e" fo:background-color="transparent" style:font-size-asian="10.5pt" style:font-style-asian="normal" style:font-size-complex="12pt" style:font-style-complex="normal"/>
    </style:style>
    <style:style style:name="P25" style:family="paragraph" style:parent-style-name="Text_20_body">
      <style:paragraph-properties fo:text-align="start" style:justify-single-word="false"/>
      <style:text-properties fo:font-size="12pt" fo:font-style="normal" style:text-underline-style="none" officeooo:rsid="002f9aee" officeooo:paragraph-rsid="002f9aee" fo:background-color="transparent" style:font-size-asian="10.5pt" style:font-style-asian="normal" style:font-size-complex="12pt" style:font-style-complex="normal"/>
    </style:style>
    <style:style style:name="P26" style:family="paragraph" style:parent-style-name="Text_20_body">
      <style:paragraph-properties fo:text-align="start" style:justify-single-word="false"/>
      <style:text-properties fo:font-size="12pt" fo:font-style="normal" style:text-underline-style="none" officeooo:rsid="00329331" officeooo:paragraph-rsid="00329331" fo:background-color="transparent" style:font-size-asian="10.5pt" style:font-style-asian="normal" style:font-size-complex="12pt" style:font-style-complex="normal"/>
    </style:style>
    <style:style style:name="P27" style:family="paragraph" style:parent-style-name="Standard" style:list-style-name="L1">
      <style:text-properties fo:font-style="normal" officeooo:rsid="0010e102" officeooo:paragraph-rsid="003abdfa" style:font-style-asian="normal" style:font-style-complex="normal"/>
    </style:style>
    <style:style style:name="P28" style:family="paragraph" style:parent-style-name="Standard" style:list-style-name="L1">
      <style:text-properties fo:font-style="normal" officeooo:rsid="000d5081" officeooo:paragraph-rsid="003abdfa" style:font-style-asian="normal" style:font-style-complex="normal"/>
    </style:style>
    <style:style style:name="P29" style:family="paragraph" style:parent-style-name="Standard" style:list-style-name="L1">
      <style:text-properties fo:font-style="normal" officeooo:rsid="000f5620" officeooo:paragraph-rsid="003abdfa" style:font-style-asian="normal" style:font-style-complex="normal"/>
    </style:style>
    <style:style style:name="P30" style:family="paragraph" style:parent-style-name="Standard" style:list-style-name="L1">
      <style:paragraph-properties fo:text-align="center" style:justify-single-word="false" fo:break-before="page"/>
      <style:text-properties fo:font-size="16pt" officeooo:rsid="0010e102" officeooo:paragraph-rsid="003abdfa" style:font-size-asian="16pt" style:font-size-complex="16pt"/>
    </style:style>
    <style:style style:name="P31" style:family="paragraph" style:parent-style-name="Standard" style:list-style-name="L1">
      <style:text-properties officeooo:rsid="000d5081" officeooo:paragraph-rsid="003abdfa"/>
    </style:style>
    <style:style style:name="P32" style:family="paragraph" style:parent-style-name="Text_20_body">
      <style:paragraph-properties fo:text-align="start" style:justify-single-word="false"/>
      <style:text-properties fo:font-size="12pt" fo:font-style="normal" style:text-underline-style="none" officeooo:rsid="00329331" officeooo:paragraph-rsid="00329331" fo:background-color="transparent" style:font-size-asian="10.5pt" style:font-style-asian="normal" style:font-size-complex="12pt" style:font-style-complex="normal"/>
    </style:style>
    <style:style style:name="T1" style:family="text">
      <style:text-properties officeooo:rsid="001a6941"/>
    </style:style>
    <style:style style:name="T2" style:family="text">
      <style:text-properties officeooo:rsid="001b18b3"/>
    </style:style>
    <style:style style:name="T3" style:family="text">
      <style:text-properties officeooo:rsid="001ceefe"/>
    </style:style>
    <style:style style:name="T4" style:family="text">
      <style:text-properties fo:font-style="italic" style:font-style-asian="italic" style:font-style-complex="italic"/>
    </style:style>
    <style:style style:name="T5" style:family="text">
      <style:text-properties fo:font-style="italic" officeooo:rsid="001d9266" style:font-style-asian="italic" style:font-style-complex="italic"/>
    </style:style>
    <style:style style:name="T6" style:family="text">
      <style:text-properties fo:font-style="italic" officeooo:rsid="002081ea" style:font-style-asian="italic" style:font-style-complex="italic"/>
    </style:style>
    <style:style style:name="T7" style:family="text">
      <style:text-properties fo:font-style="italic" officeooo:rsid="002336b3" style:font-style-asian="italic" style:font-style-complex="italic"/>
    </style:style>
    <style:style style:name="T8" style:family="text">
      <style:text-properties fo:font-style="italic" officeooo:rsid="00254c06"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d9266"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style:text-position="super 58%"/>
    </style:style>
    <style:style style:name="T13" style:family="text">
      <style:text-properties fo:font-size="16pt" fo:font-style="normal" style:text-underline-style="solid" style:text-underline-width="auto" style:text-underline-color="font-color" fo:background-color="#ffff00" loext:char-shading-value="0" style:font-size-asian="16pt" style:font-style-asian="normal" style:font-size-complex="16pt" style:font-style-complex="normal"/>
    </style:style>
    <style:style style:name="T14" style:family="text">
      <style:text-properties officeooo:rsid="002081ea"/>
    </style:style>
    <style:style style:name="T15" style:family="text">
      <style:text-properties officeooo:rsid="0020f8c5"/>
    </style:style>
    <style:style style:name="T16" style:family="text">
      <style:text-properties officeooo:rsid="0022c65c"/>
    </style:style>
    <style:style style:name="T17" style:family="text">
      <style:text-properties officeooo:rsid="002336b3"/>
    </style:style>
    <style:style style:name="T18" style:family="text">
      <style:text-properties officeooo:rsid="00254c06"/>
    </style:style>
    <style:style style:name="T19" style:family="text">
      <style:text-properties officeooo:rsid="00257803"/>
    </style:style>
    <style:style style:name="T20" style:family="text">
      <style:text-properties officeooo:rsid="00263414"/>
    </style:style>
    <style:style style:name="T21" style:family="text">
      <style:text-properties officeooo:rsid="0027ba10"/>
    </style:style>
    <style:style style:name="T22" style:family="text">
      <style:text-properties officeooo:rsid="00291378"/>
    </style:style>
    <style:style style:name="T23" style:family="text">
      <style:text-properties officeooo:rsid="002bcc86"/>
    </style:style>
    <style:style style:name="T24" style:family="text">
      <style:text-properties officeooo:rsid="002e1a2e"/>
    </style:style>
    <style:style style:name="T25" style:family="text">
      <style:text-properties fo:font-size="12pt" style:font-size-asian="10.5pt" style:font-size-complex="12pt"/>
    </style:style>
    <style:style style:name="T26" style:family="text">
      <style:text-properties fo:font-size="12pt" officeooo:rsid="002f9aee" style:font-size-asian="10.5pt" style:font-size-complex="12pt"/>
    </style:style>
    <style:style style:name="T27" style:family="text">
      <style:text-properties officeooo:rsid="00329331"/>
    </style:style>
    <style:style style:name="T28" style:family="text">
      <style:text-properties officeooo:rsid="00331e46"/>
    </style:style>
    <style:style style:name="T29" style:family="text">
      <style:text-properties officeooo:rsid="0033bab5"/>
    </style:style>
    <style:style style:name="T30" style:family="text">
      <style:text-properties officeooo:rsid="00353c5b"/>
    </style:style>
    <style:style style:name="T31" style:family="text">
      <style:text-properties officeooo:rsid="003694e2"/>
    </style:style>
    <style:style style:name="T32" style:family="text">
      <style:text-properties officeooo:rsid="0036c9de"/>
    </style:style>
    <style:style style:name="T33" style:family="text">
      <style:text-properties officeooo:rsid="0037d06d"/>
    </style:style>
    <style:style style:name="T34" style:family="text">
      <style:text-properties officeooo:rsid="0039f365"/>
    </style:style>
    <style:style style:name="T35" style:family="text">
      <style:text-properties officeooo:rsid="000d78af"/>
    </style:style>
    <style:style style:name="T36" style:family="text">
      <style:text-properties officeooo:rsid="000d9621"/>
    </style:style>
    <style:style style:name="T37" style:family="text">
      <style:text-properties officeooo:rsid="0010e10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Dom takes a job working at a hardware store in the financial district. One day, he’s leaving work rather late and stumbles across a Wizard getting mugged. <text:s/>This Wizard is just trying to talk the thugs out of taking his stuff and Dom watches them hit him and start to run. <text:s/>As the thiefs run past Dom, he shoulder checks the one with the wallet so hard that the guy falls over. <text:s/>Dome says give him his shit back and the guy stands up with a gun in his hand. <text:s/>Dome puts his hands up , now cursing that he’s gonna die over something so dumb. <text:s/>When the theif draws the gun, Dom steps back with his hands up. <text:s/>The thief advances saying stuff like “Not so brave now, huh?” When he pulls the trigger, the gun doesn’t fire. <text:s/>He pulls the trigger a couple more times and it only goes offwhen he points the gun away from Dom. <text:s/>The thief throws the gun on the ground and runs.</text:p>
      <text:p text:style-name="P1"><text:tab/> Dom is staring at the man on the ground and keeps thinking that he saw his eyes glow while the gun man was trying to kill him. <text:s/>This though begins to consume him over the next couple days since the man seemed to deny that this event even happened. <text:s/>But Dai is sure that he saw that mans’ eyes glow. <text:s/>He begins to follow the man until he observes him tracing a rune in the air with a lit cigarette, then the street goes completely dark. The Wizard probably stomps out <text:s/>the cigarette when the lamps go out.</text:p>
      <text:p text:style-name="P1"><text:tab/>Dai, amazed, rund home and thinks about what he saw. <text:s/>He takes out something like a cigarette (maybe a match?) and tries to copy the rune. <text:s/>It doesn’t work. <text:s/>He tries for a good while until he ends up literally asking the air for the spell to work – it does, just in the way that he expects it to. (What does this mean lol) </text:p>
      <text:p text:style-name="P1"><text:tab/>Elated, Dome tries it again a couple time and, each time, the lights go out. <text:s/>He even figures out that he can turn the lights on as well by lighting the… match while asking for the light to come on.</text:p>
      <text:p text:style-name="P1"><text:tab/> Over the course of the next day, Dom learns tha the can use this magic in the everyday ilfe. <text:s/>He starts carrying around a cigarette and using them to turn on lights at random. <text:s/>He even plays a prank on one of his friends. <text:s/>After some time, Dom uses a match to light another match. <text:s/>When he tried to blow out the match by putting out the one in his hand, he find that it doesn’t work. <text:s/>He then goes to the match on the other end of the room and, even when he tries to blow it out, it won’t go out. <text:s/>In fact, it only grows. <text:s/>Eventually, the flame begins to consume the air in an inferno and a full-blown horns-and-all demon crawls through. <text:s/>Dom runs and the demon chases him. <text:s/>The demon seems to be able to control how fast Dom can even run, and seems to take pleasure in Dom’s fear. <text:s/>As he runs, there’s almost a dream-like quality as he wills himself to run faster, but he wills himself to run fster, but cannot seem to make himself go faster than a slow walk.</text:p>
      <text:p text:style-name="P1"><text:s/><text:tab/>As the Demon draws closer, liesurely, Dome senses an almost animalistic pleasure in Dom’s suffering. <text:s/>When Dom screams, the beast begins to jump up and down like an excited ape and, with one horrible strike hits Dom across the parking garage. <text:s/>His rubs are broken, he’s crying at this point, wondering what’s going on when the Demon bends over him and licks up his tears.</text:p>
      <text:p text:style-name="P1"><text:tab/> Dom blacks out.</text:p>
      <text:p text:style-name="P1"><text:tab/>When he awakens, he’s in a nice place. <text:s/>Not like a mansion, but like a house. <text:s/>The Wizard walks in and he’s mad. More annoyed at Dom that he did something wrong. <text:s/>Stupid kids these days with all their magic books, everyone thnks it’s going to be like Harry Potter or some shit. <text:s/>When Dom asks the Wizard – Jeddidiah Jackson – what happened, he just says that Dom created a paradox and a Torturer came through. <text:s/>Jed found him passed out in the lot after he got a call that there was a distrubance. <text:s/>He found a couple other people who’d been given the dream of being flayed alive. <text:s/>Not a very creative demon he says. <text:s/>Dom asks him why a demon attacked him and Jed looks at him very directly. <text:s/>“You summoned it, didn’t you?”</text:p>
      <text:p text:style-name="P1"><text:tab/> Dom blinks and says, “How so?” <text:s/>He just lit a candle from a distance and that monster came through. <text:s/>Jed throws some shit around and accusees Dom of lying. <text:s/>There’s something that Jed believes was intentional on Dom’s end probably that it was publicly because Jed thinks the damage was so bad it had to be on purpose. <text:s/>At one point Jed threatens to kill Dom… (seems like a lot..). <text:s/>He probably pulls some insane magic shit on him, makes Dom witness something straight out of inception or Dr. <text:soft-page-break/>Strange and it freaks Dom out so much that he throws up or something. <text:s/>Only then does Jed realize that he actually doesn’t know anything. <text:s/></text:p>
      <text:p text:style-name="P1"><text:tab/> Dom tells Jed that he saw someone cast a spell in Hayes Valley and that seems to interest Jed enough that he calms down. <text:s/>Probably says something cryptic about Shepherds or something.</text:p>
      <text:p text:style-name="P1"><text:tab/>Over the course of the time that Dom is at Jed’s house, Jed makes it very clear that he will absolutely not teach Dom magic at all because of how dangerous it is to use it. <text:s/>Dom is not extremely against that, but he is interested in how magic works.</text:p>
      <text:p text:style-name="P1"><text:tab/>Probably Dom is done with magic altogether, but Jed makes it clear that he’ll have to learn a little bit because the demon will come for him because Jed didn’t kill it. <text:s/>Jed tells him that he’ll teach him a little magic so that he might not die if the demon comes for him before Jed find it. <text:s/>It’s possible Dom might not die, he assures him. <text:s/>Dom runs away the instant Jed isn’t watching.</text:p>
      <text:p text:style-name="P1"><text:tab/>Dom gets back to his room he’s renting, jumping at every shadow and noise. <text:s/>He can’t leave his room at all, has night terrors whenever he closes his eyes.</text:p>
      <text:p text:style-name="P1"><text:tab/> Eventually, Dom starts to see demons all the time – horrifying Witches (like from L4D) just siitting on the street and screaming. There are children who stand at the door to his room and ask him to let them in – they eventually start to shake and rattle the door scream to let them in until they eventually break him down so much that he return to Jed and asks him how to get rid of the demons. </text:p>
      <text:p text:style-name="P1"><text:tab/>Jed probably explains that they’re always around, but you can offload the arcana or something so you can’t see them anymore. <text:s/>There’s a certain art to learning how to close your eyes to the spiritual world. <text:s/>Jed shows him the River of Life and tells him that this is where much of the magic in the world is flowing. <text:s/>He tells Dom to offer the magic to the river – it’s sort of like how he feels when he lights a candle or turns on the lights at work. <text:s/>Dom can feel the magic drain away, when he’s done, the world feels duller to him.</text:p>
      <text:p text:style-name="P1"><text:tab/>Jed tells him that it’ll go away after a while – and that there’s really nothing like “juicing up” again. He offers to teach Dom some easy magic if he’ll help with Jed’s work. <text:s/>Jed runs a diner out of a defunct cable car in Nob Hill. <text:s/>Probably Dom is all excited to meet Jed to see what Detective agency he runs or what company or something, but he’s stunned to find out that Jed runs an American-style diner out of an old, converted SF trolley in the style of Grubsteak. <text:s/>There’s a moment where Dom still doesn’t believe that Jed’s serious and Jed throws an apron at him and tells him to start taking orders.</text:p>
      <text:p text:style-name="P1"><text:tab/>The shift is tough and long – the diner is busy and Jed’s cooking the whole time and barking orders at Dom. <text:s/>He’s laughing with customers and listening to their good and bad days. <text:s/>Lots of the people ask who Dom is. <text:s/>It’s a good time for Dom. <text:s/>After work, Dom asks Jed about why he runs a diner. <text:s/>Jed just says it’s because he likes to feed people and talk to them. <text:s/>Or he just says that he enjoys the work. <text:s/>Dom might push him, but it seems like it’s really not deeper than that.</text:p>
      <text:p text:style-name="P1"><text:tab/>Jed says that they’ll start tomorrow mornign before work in the park. <text:s/>On his way home, Dom spies a Demon because Jed tells him to take on a tiny, tiny bit of magic when he’s outside. <text:s/>Dom dips his finger in the River and takes on just a little magic. <text:s/>On his way home, he witnesses the Wizard that he saw get attacked earlier teleport from the ground floor up to the fourth-floor building balcony, grab something invisible and completely vanish through the floor of the balcony. <text:s/>Interested now that he’s seeing some crazy magic for the first time, he decides to take on more magic so that be can see what’s happening. </text:p>
      <text:p text:style-name="P1"><text:tab/>The Wizard is in a full-on Gandalf against the Balrog-style battle. Wizard is blinking around and fighting Mistborn-style with a flaming sword. Eventually, the Balrog demon-thing is killed by the Wizard, but not before it spies Dom and tries to reach out to drag Dom down to Hell or something. <text:s/>Now that he understands how this works, Dom quickly offloads all his magic and shoots himself out of the other dimension he’s in. <text:s/>(I don’t know how he learns how to do this, but whatever.) <text:s/>He does this because the Wizard shouts “What are you doing! Depower!” at him. <text:s/>He intuits what this means pretty fast, but not nefore he gets a good look at some horrifying void of non-existance.</text:p>
      <text:p text:style-name="P1"><text:soft-page-break/><text:tab/>Dom, terrified but safe, manages to recover much faster than before. <text:s/>He hears an angry voice shouting, “What the fuck! Are you trying to get yourself killed? Don’t do that shit on my plane you mother fucker!”</text:p>
      <text:p text:style-name="P1"><text:tab/>The Wizard is a cat-eyed girl who looks completely beside herself with the situation. <text:s/>She grabs him by the collar. <text:s/>Dom is surprised she doesn’t lift him off his feet considering her magical power earlier. <text:s/>She demand an answer from him, but he smacks her hands away.</text:p>
      <text:p text:style-name="P1"><text:tab/>“I’m new, sorry,” he says in a bad mood, clearly mad that he’s lost yet again in this new world. She believes him relatively quickly and starts telling him that he should be mad at whoever taught him that he didn’t explain how manifolds work. <text:s/>She introduces herself as Yunjin, and tells Dom that he should look out for himself – it’s a scary world out there. <text:s/>Dom calls out to her almost reflexively, but when she turns around, he’s at a loss for words. <text:s/>She says, “Nice to meet you, Dom,” and, from one blink to another, vanishes.</text:p>
      <text:p text:style-name="P1"><text:tab/> In the morning, bright and early, Dom hasn’t been able to sleep at all – a combination of fear and excitement – he stares at the ceiling for 15 minutes past his alarm, then moves to go to the park. <text:s/>Jed meets him at the door.</text:p>
      <text:p text:style-name="P1"><text:tab/> “I heard a demon went down last night. You woudn’t happen to know anything about that, would you?” Dom says that he saw someone kill a demon last night. <text:s/>He saw someone drag it down to Hell or something he thinks. <text:s/>Jed tells him to be careful of that lot. <text:s/>They live dangerous lives. New pen! While they’re walking and talking, Dom asks Jed why people go around killing Demons. <text:s/>Jed seems hesitant to answer, but he says that there’s government of Mages – maybe more of a structured club – but the older, more powerful of these mages are dealing with other shit and don’t have time to deal with the annoying demons in the city they live in. <text:s/>As a result of that, they pay the younger Wizards to take care of them. <text:s/>They call these people Excorcists around these parts. <text:s/>Dom needs the money since he isn’t exactly living well just off the dinere paycheck. <text:s/>Jed suggests he more into somewhere smaller and save some money. <text:s/>There’s also no shame in just getting a normal job. <text:s/>Dom seems pretty set on the idea of learning how to be an Exorcist so Jed gets pretty annoyed and decides to take him somewhere else. <text:s/>Off to the park still but instead to a scarier part of the park – it’s not light yet, so the tunnel in the park (there’s probably another place to set this) is so dark thaty can’t see through to the other side. <text:s/>Jed says something like, “Okay, if you’re so excited to get yourself killed, lets get it over with then.” <text:s/>Jed pulls in a bunch of magic and, hand on Dom’s shoulder, forces him into the Spiritual Realm. <text:s/>Jed motions toward the tunnel and says that if he can’t even handle this, he should give up and just work on control.</text:p>
      <text:p text:style-name="P1"><text:tab/>From out of the tunnel shambles a monstrosity of whispering body parts. <text:s/>A’la a Gibbering Mouther. <text:s/>It’s horrifying to look at and the terrible noises it makes seem to pierce into Dom’s very soul, but thankfully the thing is very, very slow. Dom takes a step back and thinks about running, but then thinks that this is his chance to step up and make something of himself. <text:s/>He stays and asks Jed what to do.</text:p>
      <text:p text:style-name="P2">[this next section needs some serious rewriting] </text:p>
      <text:p text:style-name="P1"><text:tab/>Impressed with is courage, Jed tells him to draw in more power, <text:span text:style-name="T1">close his eyes and, when he opens them expect that something will be different. <text:s/>Imagine that it’s suddenly bright out or that you’re now in a desert or that you’re in a house somewhere couldn’t possibly be right now.</text:span></text:p>
      <text:p text:style-name="P1"><text:s/><text:tab/><text:span text:style-name="T1">Dom, still aware of the Demon advancing, thinks of his home then blinks. <text:s/>Suddenly, he in his childhood room. <text:s/>Jed, who’s still next to him, says quickly “Great job, but this is too small. Where’d the mouther go?” <text:s/>He looks concerned as he tells some almost frantically, “Somewhere more open! Quick!” <text:s/>He turns toward the door and pulls a full-on Glock out of his jeans pocket, Dr. Who bigger-on-the-inside style. <text:s/>The Mouther is slowly leaking through the door, but now its speak with his father’s voice, who died and it freaks him out. <text:s/>Just before the Mouther breaks down the door, Dom figures it out and send the three of themto an open meadow. <text:s/>Jed puts three rounds into the Mouther and it recoils </text:span><text:soft-page-break/><text:span text:style-name="T1">away from them. <text:s/>As the mother starts to gather itself up again, Jed tells Dom to imagine a weapon in his hand – something that he knows how to use.</text:span></text:p>
      <text:p text:style-name="P1"><text:tab/><text:span text:style-name="T1">The Mouther lets out a scream and Dom pulls out a large knife out of mid-air. <text:s/>He squares up and waits for more instruction from Jed. <text:s/>Jed just raises his eyebrows and says, “Kill it, what are you waiting for?”</text:span></text:p>
      <text:p text:style-name="P1"><text:tab/><text:span text:style-name="T1">The Mouther gets louder and louder, the voices start screaming as Dom approaches with the knife. <text:s/>He stabs it in one tendril and the Mouther tries to use his father’s voice to mind fuck him into letting the Mouther eat him. Dom pushes through by thinking that his father would have wanted him to see him make something of himself. <text:s/>He drives the knife directly into the heart of the Mouther. <text:s/>As the Demon dies, it starts to get dragged down to Hell or something and the Mouther grabs his leg. <text:s/>Jed is surprised his happened and uses his power to pull Dom away, but the Mouther is holding on tight. <text:s/>The fire from the pit licks up Dom’s leg and he screams in pain. <text:s/>With the last bit of his will, Dom spins and cuts off the tendril. <text:s/></text:span></text:p>
      <text:p text:style-name="P1"><text:tab/><text:span text:style-name="T1">Jed rushes over to him and rups off the Mouther tentacle-thing. <text:s/>He tells Dom to release the power – it’s like the feeling of your hand out a car window with the wind running over it, or the feeling or water running over your body. <text:s/>Dom, focusing hard, summons the feeling of magic melting away and he returns to the Material world. <text:s/>The pain in his leg is excruciating, but when he looks at his leg, the burns are gone. <text:s/>Jed tells him that his brain will catch up in a little while. <text:s/>Jed’s really nice to him, but Dom shouts at him, “Why did you just throw me in there? I could have died you psycho!” Jed tells him that Mouthers are so easy to kill that no one really even pays for them. <text:s/>He says that it’s like taking out the trash. <text:s/>Exorcists get way, way more hurt than this more often than he’s thinking. <text:s/>If this scared him off, he’s got no shot at being an Exorcist. <text:s/>Jed tells him to give it up. <text:s/>Dom storms off back into the city.</text:span></text:p>
      <text:p text:style-name="P1"><text:tab/><text:span text:style-name="T2">The sun is rising on the city and Dom is storming throught the streets, past the resturaunts and shops that are slowly opening. Dom’s talking – muttering to himself about how is definitely done with the Wizard stuff and how he’s not ready to die. <text:s/>Then he fights back whith himself that Jed went hard on him on pupose, just trying to get him to quit. <text:s/>While he’s fighting with himself, he gets jump-scared by a homeless woman in a wheelchair holding a sign that says “This store is trying to kill me!” There are a bunch of other scratchings underneath that, but Dom can’t read it. <text:s/>The woman shouts “You need to help me! I’m going to die!” <text:s/>She’s so loud that she sounds like she’s actually desperate. <text:s/>Dom accidentally makes eye contact with her and she lock in on him.</text:span></text:p>
      <text:p text:style-name="P1"><text:tab/>“<text:span text:style-name="T2">Come here sir! Please help me! Please!” Reluctantly, Dom comes over and asks if she’s okay. <text:s/>The woman asks him if he would please help her tie her bag shut since there’s a hole in it. <text:s/>Dom is sort of annoyed that she’s not really in danger, but he still takes a seat on the chair next to her and starts to tie her bag shut. <text:s/>The hole is too bug, buut he takes another look at it and thinks he could just fix it with a little bit of magic. <text:s/>The woman all the while chats about hoe the people in the store have been trying to poison her and every day they’ve been calling the CIA on her every day, but they’re all idiots because she sees right through them. <text:s/>While she’s looking for something on the other side of her wheelchair, Dom uses him magic to seal the hole then, to pass believeability, he puts a very tight knot that, if she unties it, will undo the knot/patch. <text:s/>When she turns around, he says, “Here you go.” <text:s/>The woman looks at it for just a second and then leans away abruptly and says, “You’re one of them! He’s an agent! <text:s/>He’s trying to kill me! He’s just mocking me, it’s like he’s playing his his food! <text:s/>Oh God! <text:s/>Help!” <text:s/></text:span></text:p>
      <text:p text:style-name="P1"><text:tab/><text:span text:style-name="T2">Dom jumps out of his seat, looking aroudn at the people on the streetwho aren’t really interested in the screaming lady – still San Francisco after all. <text:s/>The door of the shop full of poisoners and CIA agents opens with a jangle of bells. <text:s/></text:span></text:p>
      <text:p text:style-name="P1"><text:tab/>“<text:span text:style-name="T2">Lloyce! [lol, change that] You can’t be shouting at poeple like that! You know people will call the cops and they’ll make you move again!” <text:s/>Yunjin is standing in the doorway of what looks like a </text:span><text:soft-page-break/><text:span text:style-name="T2">bookstore. <text:s/>She’s not in her nighttime mage getup, but wearing a rather booking get-up and large circular glasses.</text:span></text:p>
      <text:p text:style-name="P1"><text:tab/><text:span text:style-name="T2">Lloyce shouts, “Fuck you!”</text:span></text:p>
      <text:p text:style-name="P3"><text:tab/>Dom, now on his feet, speaks first, looks her in the eyes and says, “Hey,” with a goofy grin.</text:p>
      <text:p text:style-name="P3"><text:tab/>After a pause, “What are you stalking me?”</text:p>
      <text:p text:style-name="P3"><text:tab/>Lloyce shouts, “They’re killing me!”</text:p>
      <text:p text:style-name="P3"><text:tab/>Dom says, “No I’m not,” now worried.</text:p>
      <text:p text:style-name="P3"><text:tab/>“That’s what a stalker would say, now isn’t it?” Yunjin half-smiled. <text:s/>She’s clearly joking. Well, sort of.</text:p>
      <text:p text:style-name="P3"><text:tab/>Lloyce says, “Please help!”</text:p>
      <text:p text:style-name="P3"><text:tab/>Yunjin turns back into the store and says, “Lloyce, you gotta calm down.”</text:p>
      <text:p text:style-name="P3"><text:tab/>Dom follows her in.</text:p>
      <text:p text:style-name="P3"><text:tab/>Yunjin says, “She’s really a nice lady, just has some bad days.”</text:p>
      <text:p text:style-name="P3"><text:tab/>The store looks old, but clean. <text:s/>The books are shelved neatly, but there are stacks of books piled high on the long wooden counters that run the length of the store. <text:s/>It’s smells of dust… and a little bit of lemon cleaning solution.</text:p>
      <text:p text:style-name="P3"><text:tab/>“Do you work here?”</text:p>
      <text:p text:style-name="P3"><text:tab/>“Nah, it’s my store.”</text:p>
      <text:p text:style-name="P3"><text:tab/>“Wait really?” She couldn’t be more than 25 or so.</text:p>
      <text:p text:style-name="P3"><text:tab/>Misunderstanding his confusion she says, “I mean, I don’t have employees or anything.” She opens the register and starts counting out the cash in front of him. <text:s/>Dom lets the topic drop. <text:s/>“Really nice place.” </text:p>
      <text:p text:style-name="P3"><text:tab/>“How’s the Wizardry going?” says Yunjin, “Nice to see you’re not dead yet.”</text:p>
      <text:p text:style-name="P3"><text:tab/>“I damn near died this morning. <text:s/>The guy teaching me had me kill a demon this morning in the park.”</text:p>
      <text:p text:style-name="P3"><text:tab/>She doesn’t even look up, “The Mouther? Poor baby. <text:s/>Did it almost whisper you to death?”</text:p>
      <text:p text:style-name="P3"><text:tab/>Dom feels embarassed, maybe sort of mad that she’s mocking him. <text:s/>He’s at a loss for words. <text:s/>“Okay then.” <text:s/>He pauses and looks around the store awkwardly.</text:p>
      <text:p text:style-name="P3"><text:tab/>“<text:span text:style-name="T3">What do you want a trophy?”</text:span></text:p>
      <text:p text:style-name="P3"><text:tab/>“<text:span text:style-name="T3">Chill, I just don’t know any other Wizards to talk about this stuff.”</text:span></text:p>
      <text:p text:style-name="P3"><text:tab/>“<text:span text:style-name="T3">Listen, I’m not really into the whole back patting thing. <text:s/>All you guys just wawnt someone to tell you that it’s all going to be okay, but the society we live in is pretty scary. <text:s/>It chews us up and kills us all and we don’t really have a choice whether we participate or not. <text:s/>There’s no good jobs or nice work – just risking our lives and the city overlords giving us just enough money to make it to the next day.”</text:span></text:p>
      <text:p text:style-name="P4"><text:tab/><text:span text:style-name="T3">Looking away from Yunjin, Dom says, “How did you buy this store?”</text:span></text:p>
      <text:p text:style-name="P5"><text:tab/>“That’s none of your business.”</text:p>
      <text:p text:style-name="P5"><text:tab/>Dom pauses thinking, “Well then… why doo you do it then? <text:s/>Hunt demons I mean.”</text:p>
      <text:p text:style-name="P5"><text:tab/>She pauses, “Because I’m good at it. <text:s/>Maybe because I don’t want those Demons wandering around my neighborhood. <text:s/>There are people here who’ll suffer even if they don’t know those things exist.”</text:p>
      <text:p text:style-name="P4"><text:tab/>“<text:span text:style-name="T3">Well, that’s nice.” He shifts a little and looks aroudn the store.</text:span></text:p>
      <text:p text:style-name="P4"><text:tab/>“<text:span text:style-name="T3">Who’s teaching you?”</text:span></text:p>
      <text:p text:style-name="P4"><text:tab/>“<text:span text:style-name="T3">Guy named Jed. <text:s/>He runs the Cable Car Diner over on Nob Hill.”</text:span></text:p>
      <text:p text:style-name="P4"><text:tab/><text:span text:style-name="T3">She seems to have a fine opinion of Jed. <text:s/>“Did you take the oath? <text:s/>What his again? The Good Man?”</text:span></text:p>
      <text:p text:style-name="P4"><text:tab/>“<text:span text:style-name="T3">Oath?”</text:span></text:p>
      <text:p text:style-name="P4"><text:tab/>“<text:span text:style-name="T3">God, you really are new.”</text:span></text:p>
      <text:p text:style-name="P4"><text:soft-page-break/><text:tab/>“<text:span text:style-name="T3">He told me some rules I need to follow around the diner. <text:s/>Stuff like being nice to customers and stuff.”</text:span></text:p>
      <text:p text:style-name="P4"><text:tab/>“<text:span text:style-name="T3">Nah, it would be something he tells you it’s extremely important to follow. <text:s/>Like, as long as you’re here you must always…”</text:span></text:p>
      <text:p text:style-name="P4"><text:tab/>“<text:span text:style-name="T3">Oh, if someone asks for your help, if it’s within you power, you must help them.”</text:span></text:p>
      <text:p text:style-name="P4"><text:tab/>“<text:span text:style-name="T3">Is that what you were doing over there with Lloyce?”</text:span></text:p>
      <text:p text:style-name="P4"><text:tab/><text:span text:style-name="T3">Dom hadn’t thought about that. “Maybe? She sort of trapped me. I hadn’t really thought of it. <text:s/>What do you mean Oath?”</text:span></text:p>
      <text:p text:style-name="P4"><text:tab/>“<text:span text:style-name="T3">You make an Oath and the longer or more often you keep it, the more things you can do with your magic.”</text:span></text:p>
      <text:p text:style-name="P4"><text:tab/>“<text:span text:style-name="T3">You see, why doesn’t Jed explain stuff like that to me?”</text:span></text:p>
      <text:p text:style-name="P4"><text:tab/><text:span text:style-name="T3">She shruggs, “I’m sure he has his reasons. <text:s/>Jed’s a good guy.”</text:span></text:p>
      <text:p text:style-name="P4"><text:tab/>“<text:span text:style-name="T3">I just want to know as much as I can about all this.”</text:span></text:p>
      <text:p text:style-name="P4"><text:tab/><text:span text:style-name="T3">She thinks for a minute, “Well, you could come meet the Exorcists if you like. <text:s/>They might not explain much, but they won’t hide anything from you at least.”</text:span></text:p>
      <text:p text:style-name="P4"><text:tab/>“<text:span text:style-name="T3">Yea, I’d love that.”</text:span></text:p>
      <text:p text:style-name="P4"><text:tab/>“<text:span text:style-name="T3">Tempest, down in SOMA. <text:s/>You know it?”</text:span></text:p>
      <text:p text:style-name="P4"><text:tab/><text:span text:style-name="T3">He nods.</text:span></text:p>
      <text:p text:style-name="P5"><text:tab/>“See you at 8. <text:s/>They don’t take cash.”</text:p>
      <text:p text:style-name="P5"><text:tab/>Dom returned for his shift at the Cable Car Diner. <text:s/>Jed gives him a look when Dom walks in, but when it doesn’t look like Dom’s ready to talk, he shouts to one of the customers, “Hey, weren’t you looking for Dom, Mrs. Mary?”</text:p>
      <text:p text:style-name="P5"><text:tab/>Mrs. Mary is an older woman. <text:s/>She might be called elderly if it weren’t for th eintest attitude she look to everything. <text:s/>She needs help with her friend’s business idea [it’s gotta be something super random… like she wants to sell her world music recordings or something] and want to know if he can help with her website. <text:s/>Dom looks at Jed confused. <text:s/>Jed shrugs, “If you can help, she’s a good friend of the Diner.”</text:p>
      <text:p text:style-name="P5"><text:tab/>More because he doesn’t know what else to say, he tells her yes. <text:s/>He needs some info form her friend, but he’ll help as much as he can. <text:s/>Mrs. Mary’s happy and hangs around to finish her lunch and chat happily with Dom, Jed, and the rest of the customers that roll through. <text:s/>Somewhere over the course of the shift. <text:s/>Dom forgives Jed for the intense lesson. [Not verbally, internally]</text:p>
      <text:p text:style-name="P5"><text:tab/>There’s some dead time near the resturaunt’s close. <text:s/>Dom’s leaning against the counter and Jed’s mopping the floor near him, letting Dom relax from the day.</text:p>
      <text:p text:style-name="P5"><text:tab/>“I’m going to meet the Exorcists tonight.”</text:p>
      <text:p text:style-name="P5"><text:tab/>“Okay, be careful. <text:s/>Don’t promise anything.”</text:p>
      <text:p text:style-name="P5"><text:tab/>Dom pauses, “What’s their Oath?”</text:p>
      <text:p text:style-name="P5"><text:tab/>Jed freezes for a second, then continues his cleaning. “Kill Demons.”</text:p>
      <text:p text:style-name="P5"><text:tab/>“What’s wrong with that Oath Jed? <text:s/>Honestly, I want to know.”</text:p>
      <text:p text:style-name="P5"><text:tab/>Jed turns to him. <text:s/>“There’s nothing wrong with them Dom. <text:s/>They’re just… missing the point I think.”</text:p>
      <text:p text:style-name="P5"><text:tab/>“The point of what?”</text:p>
      <text:p text:style-name="P5"><text:tab/>“Of being a Wizard.” He looks around for his words. <text:s/>“Like, what’s the point of gardening?”</text:p>
      <text:p text:style-name="P5"><text:tab/>Dom thinks for a moment and decides this is a trick question. <text:s/>“Is there a point to gardening?”</text:p>
      <text:p text:style-name="P5"><text:tab/>Jed returns to his cleaning. <text:s/>“You don’t think so?”</text:p>
      <text:p text:style-name="P5"><text:tab/>“I don’t know,” Dom says thoughtfully. <text:s/>“To be happy? Maybe it relaxes people?”</text:p>
      <text:p text:style-name="P5"><text:tab/>Jed nods. “Maybe, maybe. <text:s/>There’s a lot to learn from the Exorcists. <text:s/>There are other enclaves in the City too if you want to meet them. <text:s/>Just, you know, be careful what you promise people.”</text:p>
      <text:p text:style-name="P5"><text:tab/>Dom nods. <text:s/>As he’s getting ready to leave, he looks up at Jed. <text:s/>“What’s your Oath?”</text:p>
      <text:p text:style-name="P5"><text:tab/>Jed looks up with an amused look on his face. <text:s/>“Grow nice flowers.”</text:p>
      <text:p text:style-name="P5"><text:soft-page-break/><text:tab/>The Tempest is a riotous bar, with stickers covering every ince of the walls and tables. <text:s/>The single waitress flies aroudn from the table to table like a dancer, albeit to the tune of whatever metal song is blaring over the speakers. <text:s/>It’s night time, but somehow the bar seems even darker on the inside. <text:s/>Off in the corner, a group of 8 [4 now? The boys, maxine, Yunjin] people were crammed around a 2-person table. <text:s/>They looked like tech workers, white or blue collared shirts, no ties, neatly groomed, but their hair still looks disheveled somehow. <text:s/>Yunjin looks up and finds Dom standing in the enterance.</text:p>
      <text:p text:style-name="P5"><text:tab/>“Dom! <text:s/>Over here!”</text:p>
      <text:p text:style-name="P5"><text:tab/>As Dom approached the table, a couple looked up to say hello, but most of the table was embroiled in an agruement.</text:p>
      <text:p text:style-name="P5"><text:tab/>“I don’t want the fucking Marina again! <text:s/>If I have one more Drowner follow me home, I’m gonna jump off the nearest building. <text:s/>I swear to God.”</text:p>
      <text:p text:style-name="P5"><text:tab/>“Jesus, Sahil,” said the woman who was not Yunjin.</text:p>
      <text:p text:style-name="P5"><text:tab/>“I mean it dude. <text:s/>And the fucking clubbers don’t make it any easier. <text:s/>Have you ever tried to base plane a demon while some rave chick is watching you zonked out on mollies? <text:s/>You get back after nearly losing your god damn head and find out you fried some stupid rave girl’s brain bacause she was unlucky enough to be zonked out on some shit that can see through the veil.”</text:p>
      <text:p text:style-name="P5"><text:tab/>“Then what? Are we gonna just let them get jumped by those Drowners? <text:s/>It’s actually better for them to follow you home –”</text:p>
      <text:p text:style-name="P5"><text:tab/>“Oh yea? Then give me the Castro! <text:s/>At least I’m sacrificing for the gays then!”</text:p>
      <text:p text:style-name="P5"><text:tab/>The table broke into laughter at that.</text:p>
      <text:p text:style-name="P5"><text:tab/>Riding the laughter, he continued. “Yes! <text:s/>Give me the leather daddies! <text:s/>At least they’ll love me more than you fuckers.”</text:p>
      <text:p text:style-name="P5"><text:tab/>The table rolled with laughter, the tension now gone. <text:s/>One of the guys, somewhere in his 30’s, looks up at Dom.</text:p>
      <text:p text:style-name="P5"><text:tab/>“Hey, I’m Brennan.”</text:p>
      <text:p text:style-name="P5"><text:tab/>“Dom. <text:s/>Yunjin invited me.”</text:p>
      <text:p text:style-name="P5"><text:tab/>Sticking out his hand, “She tells me you’re new. <text:s/>We’re not really a group for newbies. <text:s/>Oh, I’m still glad you’re here though. <text:s/>Good to get your feet under you.”</text:p>
      <text:p text:style-name="P5"><text:tab/>“Maybe he can take the Marina,” said the the other man.</text:p>
      <text:p text:style-name="P5"><text:tab/>“Take a seat Dom. <text:s/>I heard you’re working with Jed at the diner.”</text:p>
      <text:p text:style-name="P5"><text:tab/>“Yea.”</text:p>
      <text:p text:style-name="P5"><text:tab/>“We’re cutting up the city for patrol.”</text:p>
      <text:p text:style-name="P5">[Wow this dialogue is super incoherent.]</text:p>
      <text:p text:style-name="P5"><text:tab/>“Tell me, how’d you get into all this?”</text:p>
      <text:p text:style-name="P5"><text:tab/>“I saw a Wizard out on the street put out a bunch of lights on the street.”<text:line-break/><text:tab/>“Oh, that’s pretty tame all things considering.”</text:p>
      <text:p text:style-name="P5"><text:tab/>“Then I summoned a flame demon and watched it kill someone.”</text:p>
      <text:p text:style-name="P5"><text:tab/>“Surprisingly normal my man. <text:s/>It’s fucked, but that’s the world we live in.”</text:p>
      <text:p text:style-name="P5"><text:tab/> The group went quiet.</text:p>
      <text:p text:style-name="P5"><text:tab/>Yea, I don’t know what he’s about yet, but he’s a straight-up guy. <text:s/>I’ll vouch,” said Yunjin.</text:p>
      <text:p text:style-name="P5"><text:tab/>The group begins to accept him, they’re quite nice, but maybe a little intense. <text:s/></text:p>
      <text:p text:style-name="P5">[I think it’ll be good to cement Yunjin’s philosophy here with her friends. <text:s/>Something about deontological ethics… they’re doing what’s right because you can just <text:span text:style-name="T4">feel </text:span><text:span text:style-name="T9">it in your bones that it’s right. <text:s/>Something like that.</text:span>]</text:p>
      <text:p text:style-name="P5"><text:tab/>At some point, they start sharing stories with him about close calls they’ve had. <text:s/>They share stories about almost dying to Skippers and Pixies and Jumpers. <text:s/>Brennan has a particularly harrowing story about a Redcap. <text:s/>Yunjin gets a good laught out of telling the group that Dom had a hard-fought battle with a Mouther. <text:s/>Dom does think for a moment that they’re going to laugh at him, but they all pretty quickly let him know they’ve all been there. <text:s/>One of them says they had a very horrible Demon <text:soft-page-break/>follow them home – it plagued him for days. <text:s/>He finally broke down and called the group for help and Sahil came over to exorcise something only to be told that Brennan had never seen an Echo before. <text:s/>You just put in earplugs for a day or so. <text:s/>Goes away, easy as pie.</text:p>
      <text:p text:style-name="P5"><text:tab/>“I felt like a goddamn idiot. <text:s/>So don’t beat yourself up, man.”</text:p>
      <text:p text:style-name="P5"><text:tab/>Just then, they start to notice other people in the bar have been frozen. <text:s/>The Wizards at the table start to slowly freeze like a video played at an increasingly slower speed. <text:s/>They panic for a moment, but all fall together quickly.</text:p>
      <text:p text:style-name="P5"><text:tab/>“It’s a Raider Maxine. <text:s/>Get us out of here.”</text:p>
      <text:p text:style-name="P5"><text:tab/>Maxine, a bob-cut quiet girl with a sort of dreamy personality takes a deep breath and the lights start to flicker in the bar.</text:p>
      <text:p text:style-name="P5"><text:tab/>Dom notices, too late, that the others at the table were drawing in power as well. <text:s/>Yunjin looks panicked at him and, just before she vanishes, says, “Dom, you need to draw.”</text:p>
      <text:p text:style-name="P5"><text:tab/>Dom is frozen solid, the muscles in his body are twitching agians the strain of immobility. <text:s/>He can feel the blood rushing to his brain, his heart pounding in his chest, but the magic – the Raider they called it – had completely immobilized him. <text:s/>It was only holding him by his skin he noticed with a horrifying realization. <text:s/>Dom tried to draw in, searching for the River of Light beneath his feet, but he can’t move. <text:s/>His muscles do turn his head, but his skin seems to stretch again the bones inside him.</text:p>
      <text:p text:style-name="P5">[The Magician scene is the inspiration here, in case I need to remember that. &lt;3]</text:p>
      <text:p text:style-name="P5"><text:tab/>From out of the corner of Dom’s vision appears… a man. <text:s/>He’s dressed in an expensive-looking suit. <text:s/>The well-dressed man appears to adjust his watch, then he squints at where Dom’s new friends used to be and turns his watch backwards. <text:s/>As he turns, Dom’s friends begin to return to the bar like ghosts. <text:s/>Sahil and Yunjin are in an argument, but once they notice that theyr’e returning to the bar, Sahil says, “What the fuck are you?”</text:p>
      <text:p text:style-name="P5"><text:tab/>“Why run?” says the man. <text:s/>“Roaches are always caught in the end. You’re all just Roaches in the end. Scattering when I kick your rock, squealing when I when I so much as look your way.”</text:p>
      <text:p text:style-name="P5"><text:tab/>Yunjin grabs Sahil by the collar. “We can’t leave Dom!”</text:p>
      <text:p text:style-name="P5"><text:tab/>Sahil pulls out a pen from his coat pocket and clicks it. <text:s/>Reaching out his hand, he basically force pushes the suit away.</text:p>
      <text:p text:style-name="P5"><text:tab/>“Max, focus. <text:s/>Get us out of here.” <text:s/>She rolls up her sleeves and runs her fingers over the tattoos on her forearm. <text:s/>The tattoos run over her arms like the ink is running. <text:s/>She bores down on her concentration and, eventually, the Exorcists begin to fade away again in fits and starts. <text:s/>Sahil bears down on the suit harder.</text:p>
      <text:p text:style-name="P5"><text:tab/>Yunjin closes her eyes and lets herself fade awway with everyone else.</text:p>
      <text:p text:style-name="P5"><text:tab/>“Sorry.”</text:p>
      <text:p text:style-name="P5"><text:tab/>With a rip, the Exorcists dissapear. <text:s/>Dom has been straining this whole time, trying to pull power form the River, but his skin pulling against his bones is just too painful – he can’t bring himself to inflict his pain on his own person, like purposely touching a hot stove. <text:s/>Dom, now that he’s properly alone with the suit, begins to move his head and break his skin. <text:s/>He begins to move quickly and the pain feels horrible. <text:s/>He glimpses the River, but just as he begins to draw, he feels the suit grab his head from behind him and, after saying something scary, rips Dom’s face horrifically off his head. <text:s/>Screaming, Dom almost faints from the pain. <text:s/>The suit says, “Aww, sorry that your friends left your behind. <text:s/>Did that hurt? <text:s/>It seems like it hurt.” <text:s/>The suit is practically screaming in Dom’s face.</text:p>
      <text:p text:style-name="P5"><text:tab/>“Where are your friends going? <text:s/>They haven’t even taught you how to drop out of planes?”</text:p>
      <text:p text:style-name="P5"><text:tab/>Dom desperately tries to find the River through the blood in his eyes.</text:p>
      <text:p text:style-name="P5"><text:tab/>“Where ya looking? <text:s/>Is that your focus on the ground? <text:s/>That’s tough man, you really need to learn how to draw without a focus. <text:s/>Oh well.” <text:s/>The man turns around to fetch a glass. <text:s/>“We can make some alterations to your face.” He smashes the glass on the table then, wielding the now-jagged end, “Maybe we make a quick example of you – send you home to your friends.”</text:p>
      <text:p text:style-name="P5"><text:soft-page-break/><text:tab/>Still screaming inside, Dom looks to the floor, but he can’t see the River because of the blood in his eyes.</text:p>
      <text:p text:style-name="P5"><text:tab/>“Poor child, I don’t see your focus anywhere either. <text:s/>Nowhere for you to go…”</text:p>
      <text:p text:style-name="P5"><text:tab/>Dom, with a sudden burst of movement, rips his hand out of his own skin like bursting out of a paper glove. <text:s/>He could see the still frozen skin glove on the table. Dom, leaning his head into his now-free hand, wiped the blood from his eyes and saw the River.</text:p>
      <text:p text:style-name="P5"><text:tab/>The man looked delighted at his pain. <text:s/>“Wow! You’re so intent! <text:s/>But I wasn’t lying, my friend, your focus isn’t there.” <text:s/>He pins Dom’s arm back to the table, he can feel the sickening crunch of bones, but his eyesight is already clear enough to act. <text:s/>He draws in power from the River and focuses on following Yunjin. <text:s/>As he fades, the suit screams at him and stabs the glass through his hand.</text:p>
      <text:p text:style-name="P5"><text:tab/>Dome hears Yunjin’s voice and fells the w<text:span text:style-name="T34">o</text:span>und on his face. <text:s/>Then pain. <text:s/>As Dom is screaming and rolling on the ground, he grabs his face only to find that he’s completely fine.</text:p>
      <text:p text:style-name="P5"><text:tab/>Yunjin repeats, “You’re okay, you’re okay. <text:s/>You made it out, Dom. <text:s/>It was just a dream.” His head is in her lap and she’s doing her best to stop his spasms. <text:s/>Even though he can feel that he’s not hurt anymore, the pain is still present. <text:s/>Yunjin puts pressure on his arm, “Your arm is fine now, look.” <text:s/>She squeezes his hand and holds it up to his eyes. <text:s/>“Look! Look! You’re okay now.”</text:p>
      <text:p text:style-name="P5"><text:tab/>Staring at his hand, Dom finds a way to calm down. <text:s/>He puts his hands all over his face.</text:p>
      <text:p text:style-name="P5"><text:tab/>“You’re okay now, Dom.” She puts her hands all over his face, she grabs his ears, she aggressively presses his cheeks. <text:s/>“You’re okay.”</text:p>
      <text:p text:style-name="Horizontal_20_Line"/>
      <text:p text:style-name="P6"><text:tab/>“What the fuck was that! <text:s/>He tried to pull us back through!” said Brennan.</text:p>
      <text:p text:style-name="P6"><text:tab/>Maxine is bleeding out of her nose, but relaxing at the table. <text:s/>Her domain is a very proper-looking gothic mansion. <text:s/>Dom notices that he’s wearing a suit – he kind of looks like a butler. <text:s/>Everyone else is dressed like an 20<text:span text:style-name="T12">th</text:span> century Edgar Allen Poe character, complete with top hats and corsets. <text:s/>On the table, there’s a chess board with a stop clock next to it. <text:s/>She wipes the blood from her nose.</text:p>
      <text:p text:style-name="P6"><text:tab/>“That was <text:span text:style-name="T34">another</text:span> Wizard. <text:s/>I could feel his presence reaching into my doma<text:span text:style-name="T34">i</text:span>n. <text:s/>I’ve never seen a demon do that.”</text:p>
      <text:p text:style-name="P6"><text:tab/>Yunjin, still helping Dom to his feet, says, “He looked like he was from the Magocracy.”</text:p>
      <text:p text:style-name="P6"><text:tab/>“Why would the suits come for <text:span text:style-name="T4">us</text:span><text:span text:style-name="T11">? We havent’ done anything against them – hell, we work for that miserable bastards.”</text:span></text:p>
      <text:p text:style-name="P10"><text:tab/>Dom moves to the table and, with this eyes closed to fight off nausea says, “He said he was going to make me an example for… my friends? <text:s/>I think he meant you guys.”</text:p>
      <text:p text:style-name="P10"><text:tab/>Sahil turns to him, “An example? <text:s/>What did he use for a focus?”<text:line-break/><text:tab/>Dom shot an exasperated look at Sahil. <text:s/>“What the fuck is a focus? <text:s/>Why doesn’t anyone explain this shit to me!”</text:p>
      <text:p text:style-name="P10"><text:tab/>“When he used his magic, what did he touch?”</text:p>
      <text:p text:style-name="P10"><text:tab/>Dom thought for a second. <text:s/>“His watch. <text:s/>He turned the face before he tried to pull you back.”</text:p>
      <text:p text:style-name="P10"><text:tab/>Yunjin turned to Sahil with a concerned look. <text:s/>“The Choir?” <text:s/>The group looked unsettled. <text:s/>“Why would they come for us?”</text:p>
      <text:p text:style-name="P10"><text:soft-page-break/><text:tab/>Dom looked around the table. <text:s/>“Who’s that?”</text:p>
      <text:p text:style-name="P10"><text:tab/>Yunjin says, “They’re just another enclave like we are. <text:s/>The Exorcists, The Shepherds, The Eternal Choir…”</text:p>
      <text:p text:style-name="P10"><text:tab/>“Well, they’re a lot older of an enclave than we are. <text:s/>Also they control most of the city, so there’s that.”<text:line-break/><text:tab/>“We don’t bother them is my point,” Yunjin said. <text:s/>“They’re religious nuts, but they’re fine if you leave them alone.”</text:p>
      <text:p text:style-name="P10"><text:tab/>[This is where the set-up for the climax of the story happens… I have no idea what this needs to be, but it will make itself clear. Believe in the process buddy &lt;3]</text:p>
      <text:p text:style-name="P7"><text:span text:style-name="T11"><text:tab/></text:span><text:span text:style-name="T13">HUGE REWRITE HERE</text:span></text:p>
      <text:p text:style-name="P10"><text:tab/>“Wait, didn’t Jed tell you something about something big going down in the city with the lesser enclaves?” said Yunjin.</text:p>
      <text:p text:style-name="P10"><text:tab/>“He said that the Magocracy was reviewing a rule-change today. <text:s/>Some government bullshit.”</text:p>
      <text:p text:style-name="P10"><text:tab/>“A rule change! You didn’t say that before!”</text:p>
      <text:p text:style-name="P10"><text:tab/>Dom closed his eyes in frustration. <text:s/>“So, the Magrocacy is meeting; no big deal. <text:s/>Dom, why are you even bringing this up? <text:s/>But the instant it’s a rule change? Oh my god! The world’s ending! <text:s/>How am I supposed to keep up with this shit?”</text:p>
      <text:p text:style-name="P10"><text:tab/>Sahil looks around to the group. <text:s/>“We have to get to the Senate.”</text:p>
      <text:p text:style-name="P10"><text:tab/>Brennan looks shocked. <text:s/>“We have to get the fuck out of the here then. <text:s/>They’re trying to keep us out of the vote.”</text:p>
      <text:p text:style-name="P10"><text:tab/>Maxine looked calm now that she’d learned <text:s/>they’d almost been assassinated. <text:s/>“What do they think we’re going to push?”</text:p>
      <text:p text:style-name="P10"><text:tab/>“Yea, what power do they think we have over the Senate?” Sahil said still staring at Brennan.</text:p>
      <text:p text:style-name="P10"><text:tab/>“Do you think they just missed a majority vote for something by just a couple of people, so they’re killing some of the younger enclaves and hoping it scares the others into staying away from the vote.”</text:p>
      <text:p text:style-name="P10"><text:tab/>“Which is why – ”</text:p>
      <text:p text:style-name="P10"><text:tab/>“Which is why we should run Sahil,” Brennan continued. <text:s/>“The only reason we didn’t get flayed alive is Maxine’s freakishly strong domain scape.”</text:p>
      <text:p text:style-name="P8"><text:span text:style-name="T9"><text:tab/>Dom looked over to Max, who was pouring herself a cup of tea. <text:s/></text:span><text:span text:style-name="T10">Upon hearing her name, she looks up from pouring her tea. <text:s/>“What can I say – I have a rich inner life.”</text:span></text:p>
      <text:p text:style-name="P11"><text:tab/>“They’re underestimating us Brennan! <text:s/>Now’s the time!” [Huh?]</text:p>
      <text:p text:style-name="P11"><text:tab/>Brennan looked over to Yunjin. <text:s/>“What do you think?”</text:p>
      <text:p text:style-name="P11"><text:tab/>“I am purely spite-driven at this point. <text:s/>Let’s go fuck ‘em up.”</text:p>
      <text:p text:style-name="P11"><text:soft-page-break/><text:tab/>Maxine passed them their tea cups.</text:p>
      <text:p text:style-name="P11"><text:tab/>“Do you mean attend the Senate session?”</text:p>
      <text:p text:style-name="P11"><text:tab/>“Yea, after we kill a couple of them.”</text:p>
      <text:p text:style-name="P11"><text:tab/>Brennan looked exhasperated at the group. <text:s/>“That guy fucking stopped time guys! <text:s/>We’re not gonna stand a chance!”</text:p>
      <text:p text:style-name="P11"><text:tab/>“We can warn the other enclaves in the city about the Choir,” said Dom, finally catching up. <text:s/>“If they’re trying to skew a vote by killing people, they’re just going to go to some other enclave that doesn’t have a Maxine to protect them.”</text:p>
      <text:p text:style-name="P11"><text:tab/>“My ego is exploding,” said Max to no one in particular.</text:p>
      <text:p text:style-name="P11"><text:tab/>“Shit! <text:s/>You’re right Dom. <text:s/>I have to go get my brother, guys.” <text:s/>Sahil stood and removed his pen from his jacket pocket.</text:p>
      <text:p text:style-name="P11"><text:tab/>“Brennan, you dated that guy from the Iron Pact, right?”</text:p>
      <text:p text:style-name="P11"><text:tab/>“Yea?”<text:line-break/><text:tab/>“Go warn them. <text:s/>We’ll meet up at the park when you’re done.”</text:p>
      <text:p text:style-name="P11"><text:tab/>“I have a list to visit too,” said Yunjin. <text:s/>She looked over at Dom. <text:s/>“I don’t suppose you can phase yet?”</text:p>
      <text:p text:style-name="P11"><text:tab/>Dom shook his head.</text:p>
      <text:p text:style-name="P11"><text:tab/>“That’s first on the list to teach you then, but I’ll drop you off at Jed’s. <text:s/>We still need you with us for the Senate tonight, but maybe Jed will come if you ask.”</text:p>
      <text:p text:style-name="P12"><text:tab/>Max released them from her domain and back into the Tempest. <text:s/>The patrons had no idea of what occurred just minuted before – the waitress was still in full-swing, no one seemed to notice they were gone. <text:s/>One by one, they vanished from the table with whatever odd item or talisman of power they decided to use.</text:p>
      <text:p text:style-name="P12"><text:tab/>Yunjin took Dom by the hand. <text:s/>“Let’s go.”</text:p>
      <text:p text:style-name="P12"><text:tab/>“It’s really frustrating not being able to help,” said Dom as Yunjin’s domain flickered in and out like she was flicking through channels on a T.V. <text:s/>Each tim the rolling grass field with that beautiful tree disappears, they’re in a new place in the city.</text:p>
      <text:p text:style-name="P12"><text:tab/>“I know Dom, but you can’t help being new.”</text:p>
      <text:p text:style-name="P12"><text:tab/>After a silence, Dom looked at Yunjin’s hand in his. <text:s/>“I like your nails.”</text:p>
      <text:p text:style-name="P12"><text:tab/>“What?” The channel-skipping stopped for a second, then resumed.</text:p>
      <text:p text:style-name="P12"><text:tab/>“You nails look nice…”</text:p>
      <text:p text:style-name="P12"><text:tab/>“You’re holding hands with a <text:s/>pretty girl and the best you got is ‘your nail polish is cool?’”</text:p>
      <text:p text:style-name="P12"><text:tab/>“I’m just saying what I feel.” Dom laughed. <text:s/>“What do you want from me?”</text:p>
      <text:p text:style-name="P12"><text:soft-page-break/><text:tab/>“I don’t know, man. <text:s/>If you’re gonna hit on me at least say something manlier.”</text:p>
      <text:p text:style-name="P12"><text:tab/>Dom thought for a moment. <text:s/>“Damn girl, you got a fat ass.”</text:p>
      <text:p text:style-name="P12"><text:tab/>Yunjin choked and the channel flicking stopped. <text:s/>They were standing in the middle of a coffee shop, between a small table with someone working on their laptop and wall covered in plants. <text:s/></text:p>
      <text:p text:style-name="P12"><text:tab/>“Jesus, Dom,” she said, clearly still deciding whether or not to be offended. <text:s/>The young woman at the table looked up at them, scrunching her eyebrows and turning to look at the door.</text:p>
      <text:p text:style-name="P12"><text:tab/>Dom shot her a playful grin. <text:s/>“Too far?”</text:p>
      <text:p text:style-name="P12"><text:tab/>Yunjin stared into his eyes, looking for a hint of mockery or sarcasm. <text:s/>Then, finding none, she turned away and channel flicking began again. <text:s/>“I’ve been working out.”</text:p>
      <text:p text:style-name="P12"><text:tab/>The two of them appeared before Jed’s diner and Yunjin let go of Dom’s hand.</text:p>
      <text:p text:style-name="P12"><text:tab/>“See you at the Senate,” said Yunjin, “and be careful. <text:s/>Please.”</text:p>
      <text:p text:style-name="P12"><text:tab/>“I will.” Dom smiled at Yunjin. <text:s/>He turned and squinted through the window of the cable car resturaunt. <text:s/>“I see Jed. <text:s/>Good luck, Yunjin.”</text:p>
      <text:p text:style-name="P12"><text:tab/>“Bye,” Yunjin said, then vanished.</text:p>
      <text:p text:style-name="P12"/>
      <text:p text:style-name="P18">VERY GOOD SCENE, CONSIDER WRITING TO JUSTIFY THIS</text:p>
      <text:p text:style-name="P12"><text:tab/>Dom waves to Jed through the window, but he’s locked in a conversation with a woman at the counter. <text:s/>He’s smiling and offering her coffee it looks like. <text:s/>Just as Dom opens the door, the bells jangling, he heard Jed sternly tell him. <text:s/>“Dom, come back later. <text:s/>Mrs. Gault and I need to talk.”</text:p>
      <text:p text:style-name="P12"><text:tab/>Dom paused at the door and slow, purposefully, began to step away from the diner.</text:p>
      <text:p text:style-name="P12"><text:tab/>The woman spoke, her eyes still locked on Jed’s. <text:s/>“Actually, why don’t you come in Mr. Dominic? <text:s/>There’s much for us all to discuss.”</text:p>
      <text:p text:style-name="P12"><text:tab/>Dom was suddenly standing at the counter with the two of them. <text:s/>He thought for a moment that he’d been moved but, after thinking back on it, he could remember walking to his seat without a thought. <text:s/>Almost as if he’d been daydreaming and suddenly woke up at the table.</text:p>
      <text:p text:style-name="P12"><text:tab/>“ – out of this, Laura,” said Jed in a harsh whisper.</text:p>
      <text:p text:style-name="P12"><text:tab/>“He’s a big boy, Jedidiah. <text:s/>He ought to participate.” <text:s/>Her eyes never once left Jed’s face. <text:s/>It’s like the two of them are gun slingers waiting for event the slightest twich to draw. <text:s/>He’s wearing very demure clothing – like she just came from church. <text:s/>Her severe eyes danced with power. <text:s/>Within the whites of her eyes, Dom could see dancing blue and green firefly lights. <text:s/></text:p>
      <text:p text:style-name="P12"><text:tab/>“Don’t stare Dom, it’s rude,” said Jed.</text:p>
      <text:p text:style-name="P12"><text:tab/>Dom averted his gaze, thinking back to his recent stay in Maxine’s domain. <text:s/>Were they in his woman’s domain? <text:s/>He searched for the River beneath the diner. <text:s/>It was still there, flowing powerfully as Jed channeled it. <text:s/>He looked around the diner.</text:p>
      <text:p text:style-name="P12"><text:soft-page-break/><text:tab/>“Apologies for my ward. <text:s/>I should teach him better manners,” Jed said while sippig his coffee.</text:p>
      <text:p text:style-name="P12"><text:tab/>“I am gracious enough to forgive him,” said Mrs. Gault. <text:s/>“What do you say Jedidiah? <text:s/>It would greatly honor me if you could just,” she placed her teacup firmly on its saucer, “stay home today.”</text:p>
      <text:p text:style-name="P9"><text:span text:style-name="T10"><text:tab/></text:span><text:span text:style-name="T5">Teacup? </text:span><text:span text:style-name="T10">thought Dom. <text:s/>Dom thought she was holding a coffee cup. <text:s/>He looked over to Jed’s cup – it was a teacup as well. <text:s/>Jed’s face twisted with some effort for a moment then, apparently achieving his desired effect said, “Apologies that we don’t sell tea here. <text:s/>I keep telling Dom we should at least get something in.” <text:s/>He lifted his coffee cup to his lips. <text:s/></text:span></text:p>
      <text:p text:style-name="P9"><text:span text:style-name="T10"><text:tab/></text:span><text:span text:style-name="T5">Wait, coffee?</text:span></text:p>
      <text:p text:style-name="P9"><text:span text:style-name="T5"><text:tab/></text:span><text:span text:style-name="T10">“I’m glad you’re enjoying the coffee anyhow.”</text:span></text:p>
      <text:p text:style-name="P12"><text:tab/>Mrs. Gault’s face twisted into a frown. <text:s/>“I hate coffee,” she said pushing her cup away from her. <text:s/>It was coffee again, Dom could see.</text:p>
      <text:p text:style-name="P12"><text:tab/>“I would love to get you something else.”</text:p>
      <text:p text:style-name="P12"><text:tab/>“Answer my question Jedidiah,” she snapped.</text:p>
      <text:p text:style-name="P12"><text:tab/>“I won’t disrespect another to just to show you respect.”</text:p>
      <text:p text:style-name="P12"><text:tab/>Jed broke eye contact for a split second to glance at the corner of the room. <text:s/>With that glance, Dom saw many of the store decorations change from pink and black doilies to the tacky toy cable cars and “I <text:span text:style-name="T14">Hella Love Oakland</text:span>” postcards that ususally decorated the store.</text:p>
      <text:p text:style-name="P9"><text:span text:style-name="T10"><text:tab/></text:span><text:span text:style-name="T5">Had those been like that when he walked in?</text:span></text:p>
      <text:p text:style-name="P9"><text:span text:style-name="T5"><text:tab/></text:span><text:span text:style-name="T10">“Jedidiah, you don’t even care about the Magocracy. <text:s/>You don’t even want to go, do you?”</text:span></text:p>
      <text:p text:style-name="P12"><text:tab/>Jed looked confused. <text:s/>“You know that’s not true Laura.”</text:p>
      <text:p text:style-name="P12"><text:tab/>Dom watched as the wood of the counter [lol what] they were sitting at began to subtly change color from a natural brown to a very tidy bone white. <text:s/>He saw the River Jed was channeling begins to abate a bit. </text:p>
      <text:p text:style-name="P12"><text:tab/>Instintively, he reached out to the River to channel and make up for Jed’s slack. <text:s/>As he drew in, Dom witnessed small threads crossing all around the shop. <text:s/>It looked like a spider had been at the store for years. [Lol what?] <text:s/>The threads crossed all over the din<text:span text:style-name="T14">ner</text:span> and, at every end, Dom could see they were connected to something… wrong.</text:p>
      <text:p text:style-name="P12"><text:tab/>“Come on Jedidiah, how can you say that?” <text:s/>She reached out to take her coffee… her teacup again. <text:s/>Dom watched as a new spider thread reached out to the cup and, just before she picked it up, <text:span text:style-name="T14">the liquid inside began to roll with a soft boil. <text:s/>“Ever since Wayne died, you’re never quite cared for out silly politics as much as you used to.” <text:s/>A spider thread crept along Jed’s face, searching for something, then slithering into his ear. <text:s/>Dom watched as Jed’s eyes seems to accept the truth of her statement.</text:span></text:p>
      <text:p text:style-name="P12"><text:tab/><text:span text:style-name="T6">How to I unravel these? </text:span><text:span text:style-name="T14"><text:s/>Dom thought. <text:s/>He reached out with is hand toward the thread. <text:s/>In a flash, Mrs. Gault pinned his hand to the countertop.</text:span></text:p>
      <text:p text:style-name="P12"><text:tab/>“<text:span text:style-name="T14">Maybe in another decade kid.” <text:s/></text:span></text:p>
      <text:p text:style-name="P12"><text:soft-page-break/><text:tab/><text:span text:style-name="T14">As Dom tried ot move his hand, he realized that she had fused his entire forearm with the wood. <text:s/>He drew in as much power as he could but, even straining with all his might, he couldn’t free himself.</text:span></text:p>
      <text:p text:style-name="P12"><text:tab/>“<text:span text:style-name="T15">Jed! What’s happening!” he shouted in a panic, but Jed was lost in thought it seemed.</text:span></text:p>
      <text:p text:style-name="P12"><text:tab/><text:span text:style-name="T15">Mrs. Gault continued, still locked into Jed’s eyes. <text:s/>“You don’t have to care this time around Jedidiah. <text:s/>We all loved Wayne too, he wouldn’t want you martyring yourself like this.”</text:span></text:p>
      <text:p text:style-name="P12"><text:tab/><text:span text:style-name="T15">Staring through Mrs. Gault more than at her he said, “I guess that’s fair.”</text:span></text:p>
      <text:p text:style-name="P12"><text:tab/><text:span text:style-name="T15">The counter turned to a bright, clean white like you might find at an upscale kitchen and Jed closed his eyes. <text:s/>Dom could see Mrs. Gault’s domain begin to completely take over the diner.</text:span></text:p>
      <text:p text:style-name="P12"><text:tab/>“<text:span text:style-name="T15">What do you say Jedidiah? <text:s/>Is that a promise?”</text:span></text:p>
      <text:p text:style-name="P12"><text:tab/><text:span text:style-name="T15">Jed opened his mouth to speak, then closed it, clearly struggling to form a thought the magic affecting was so thick in his mind.</text:span></text:p>
      <text:p text:style-name="P12"><text:tab/>“<text:span text:style-name="T15">I – ” he began.</text:span></text:p>
      <text:p text:style-name="P12"><text:tab/>“<text:span text:style-name="T15">You already promised Wayne,” said </text:span><text:span text:style-name="T16">Dom, straining to pull even more power into himself. <text:s/>He was getting light-headed at this point.</text:span></text:p>
      <text:p text:style-name="P12"><text:tab/><text:span text:style-name="T16">Jed looked like he was just waking up from a deep sleep – squinting at the white countertops.</text:span></text:p>
      <text:p text:style-name="P12"><text:tab/>“<text:span text:style-name="T16">Remember? You told him – ”</text:span></text:p>
      <text:p text:style-name="P12"><text:tab/><text:span text:style-name="T16">Mrs. Gault spun around to lock eyes with Dom. <text:s/>“Don’t you worry sometimes that you’re not doing so well?”</text:span></text:p>
      <text:p text:style-name="P12"><text:tab/><text:span text:style-name="T16">Dom paused to look at Mrs. Gault. <text:s/>Her eyes once again danced with a deep blue and yellow glow. <text:s/>He opened his mouth to continue… continue what?</text:span></text:p>
      <text:p text:style-name="P12"><text:tab/>“<text:span text:style-name="T16">What do you mean?” said Dom.</text:span></text:p>
      <text:p text:style-name="P12"><text:tab/>“<text:span text:style-name="T16">I’m just curious. <text:s/>You don’t exactly seem like you’re handling this whole world of magic very well.” <text:s/>Dom could sense a deep loathing within her but, well, she did have a point. <text:s/>He ran his fingers along the cold white countertop.</text:span></text:p>
      <text:p text:style-name="P12"><text:tab/>“<text:span text:style-name="T16">Sometimes I wonder if I’ll get someone hurt, because I don’t really know enough.”</text:span></text:p>
      <text:p text:style-name="P12"><text:tab/>“<text:span text:style-name="T16">That’s completely understandable Dominic. <text:s/>Are you worried about Jed too?” <text:s/>She looked deeper into his eyes. <text:s/>“No… maybe someone else? <text:s/>A girl perhaps?”</text:span></text:p>
      <text:p text:style-name="P13"><text:tab/><text:span text:style-name="T16">Dom’s heart skipped a beat. <text:s/></text:span></text:p>
      <text:p text:style-name="P15"><text:tab/>“Yunjin?” she continued after a moment. <text:s/>“That’s a very pretty name. <text:s/>Shame, really.”</text:p>
      <text:p text:style-name="P13"><text:tab/>“<text:span text:style-name="T16">I’m sorry?” said Dom. <text:s/>The periphreals of his vision showed almost a completely white room.</text:span></text:p>
      <text:p text:style-name="P13"><text:tab/>“<text:span text:style-name="T16">Sorry won’t cut it young man. <text:s/>You how women are – the instant you’re not there to protect her, she’ll die.” <text:s/>She motioned around the room. <text:s/>“ I don’t </text:span><text:span text:style-name="T17">see her here.”</text:span></text:p>
      <text:p text:style-name="P13"><text:soft-page-break/><text:tab/><text:span text:style-name="T17">Dom’s chest was about to explode. [I decided here that Mrs. Gault was mega gaslighting magic.] <text:s/></text:span><text:span text:style-name="T7">I have to save her now! </text:span><text:span text:style-name="T17">he thought. <text:s/></text:span><text:span text:style-name="T7">She got into all this because of me, what am I going to do? <text:s/>I’ve barely gotten to know her and the rest of the Exorcists and now they’re all dead because of me.</text:span></text:p>
      <text:p text:style-name="P13"><text:span text:style-name="T7"><text:tab/></text:span><text:span text:style-name="T17">“What a delicate little flower you’ve found for yourself. <text:s/></text:span><text:span text:style-name="T18">How long do iyou think it will take for you to find someone like that again?” <text:s/>She reached out her hand to stroke Dom’s hair, gently as a mother.</text:span></text:p>
      <text:p text:style-name="P13"><text:tab/><text:span text:style-name="T8">Delicate?</text:span><text:span text:style-name="T18"> thought Dom. <text:s/>His eyes slipped from Mrs. Gault’s trance for just a moment. <text:s/>The three of them sat in her domain fully, which looked to be an endless white room. <text:s/>Dom and Jed were seated at a nondescript marble coutertop while Mrs. Gault stood between the two of them, leaning over the counter from the opposite side. <text:s/></text:span></text:p>
      <text:p text:style-name="P13"><text:tab/><text:span text:style-name="T19">Just as she noticed that Dom had broken free, she drew her hand up to hold his eyes to hers but, just before she could completely reestablish control, Dom drew on something he got from Maud (previously Lloyce, Maud is the correct name). <text:s/>With the last of his power, he </text:span><text:span text:style-name="T20">stuffed the thing he got from Maud in Jed’s hand.</text:span></text:p>
      <text:p text:style-name="P13"><text:tab/><text:span text:style-name="T20">Mrs. Gault grabben Dom’s face and, while looking into his eyes said, “Yes Dominic, delicate. <text:s/>Delicate and, I’m so sorry, dead. <text:s/>All because you’re too weak to protect her.”</text:span></text:p>
      <text:p text:style-name="P13"><text:tab/><text:span text:style-name="T20">Dom felt himself fall through the back of his chair into the world below. <text:s/>In this endless nightmare, he felt himself witness the death of Yunjin and the rest of the Exorcists hundreds of times. <text:s/>Even from behind the blackness of his eyelids, he could see his new friends’ crumpled </text:span><text:span text:style-name="T21">bodies lying on the floor, murdered by demons, then by the horrible </text:span><text:span text:style-name="T22">Wizard of The Choir, and then again by the smiling face of Mrs. Gault. <text:s/>All the while, he could blame noone but himself. <text:s/>He understood that someone else might tell him that it was sthe falut of these other people, but Dom knew this sutuation was different – he really was responsible for their deaths. <text:s/>He was the one who didn’t know enough to be of and real use. <text:s/>He was the one who needed to be saved. <text:s/>Dom’s thoughts ran in these loops for hours it seemed until, finally, heh accepted his place in life. <text:s/>He was the kind of person who couldn’t be counted on. <text:s/>He couldn’t be of use to anyone.</text:span></text:p>
      <text:p text:style-name="P13"><text:tab/>“<text:span text:style-name="T22">Dom.”</text:span></text:p>
      <text:p text:style-name="P13"><text:tab/><text:span text:style-name="T23">The Cable Car Diner surrounded him in a snap [flash?]. <text:s/>Dom twisted around in his seat, but couldn’t find the visions of the Exorcist’s bodies anymore.</text:span></text:p>
      <text:p text:style-name="P13"><text:tab/><text:span text:style-name="T23">Jed leaned over the counter now and Mrs. Gault sat primly on her barstool seat. <text:s/>Jed’s eyes stared directly into the woman’s soul it seemed.</text:span></text:p>
      <text:p text:style-name="P13"><text:tab/>“<text:span text:style-name="T23">Sorry to leave you like that Dom. <text:s/>Let me finish up here.”</text:span></text:p>
      <text:p text:style-name="P13"><text:tab/><text:span text:style-name="T23">Jed placed his hand over Mrs. Gault’s and squeezed her fingers just tight enough that they bent into a shallow bridge. <text:s/>He noticed the deep, deep terror in her eyes. <text:s/>She opened her mouth to say something, but then thought better of it and simply whispered, “Please.”</text:span></text:p>
      <text:p text:style-name="P14"><text:tab/>“<text:span text:style-name="T23">What are the Shepherds up to?” said Jed with a snap. <text:s/></text:span></text:p>
      <text:p text:style-name="P16"><text:soft-page-break/><text:tab/>Like a toy soldier, her face went blank and with a dull, dreamlike tone to her voice she said, “We’ll outlaw minor enclaves operating in the city.”</text:p>
      <text:p text:style-name="P14"><text:tab/><text:span text:style-name="T23">Jed looked confused. <text:s/>“You’re going to… how? <text:s/>Are you putting a ban on training new mages? Explain please.”</text:span></text:p>
      <text:p text:style-name="P14"><text:tab/><text:span text:style-name="T23">Mrs. Gault was straining hard, but eventually continued. <text:s/>“We’re calling for a hunt, like the Magocracy was built for. <text:s/>These minor enclaves threaten the order, they hardly know what they could do with the power of the Senate, but we’ve seen them grow, we’ve seen what they do with real power. <text:s/>We must ensure they never have it, Jed.”</text:span></text:p>
      <text:p text:style-name="P14"><text:tab/>“<text:span text:style-name="T23">Who else have you attacked to keep them out of the vote?”</text:span></text:p>
      <text:p text:style-name="P14"><text:tab/><text:span text:style-name="T23">Mrs. Gault screamed as she slammed her fists on the table, “the Exorcists, the Garden, the Silent Watcher, the Jade Tiger, the – ”</text:span></text:p>
      <text:p text:style-name="P14"><text:tab/><text:span text:style-name="T23">There was an audible pop as Mrs. Gault’s eye began to fill with blood.</text:span></text:p>
      <text:p text:style-name="P14"><text:tab/>“<text:span text:style-name="T23">Are you friends okay, Dom?” said Jed.</text:span></text:p>
      <text:p text:style-name="P14"><text:tab/><text:span text:style-name="T23">Dom nodded, “Max went to warn the Garden after we fought off a member of the Choir.”</text:span></text:p>
      <text:p text:style-name="P14"><text:tab/><text:span text:style-name="T23">Jed looked impressed. <text:s/>“The Choir, wow! <text:s/>Good thing you’ve been paying attention.”</text:span></text:p>
      <text:p text:style-name="P14"><text:tab/><text:span text:style-name="T23">Mrs. Gault’s eye blood was dripping on the counter in a steady flow as Jed turned his gaze back to her.</text:span></text:p>
      <text:p text:style-name="P14"><text:tab/>“<text:span text:style-name="T23">Dom, go help your friends. <text:s/>Make sure everyone gets to the Senate safely.”</text:span></text:p>
      <text:p text:style-name="P14"><text:tab/>“<text:span text:style-name="T23">Are you gonna be okay here?”</text:span></text:p>
      <text:p text:style-name="P14"><text:tab/>“<text:span text:style-name="T23">We’ll both be fine. <text:s/>Mrs. Gault here is going to decide she no longer agrees wih the Shepherds for this vote.”</text:span></text:p>
      <text:p text:style-name="P14"><text:tab/><text:span text:style-name="T23">Dom didn’t know wha that meant, but he was already out the door before Jed finished. <text:s/>He whipped out his phone and texted Yunjin. <text:s/>“Are you alive? I’m so sorry.” <text:s/>He was in the middle of considering another text when she responded.</text:span></text:p>
      <text:p text:style-name="P14"><text:tab/>“Yes…<text:span text:style-name="T23"> I’m alive, what happened? <text:s/>Are you okay?”</text:span></text:p>
      <text:p text:style-name="P14"><text:tab/>“<text:span text:style-name="T23">No one attacked you? Have you heard from the others?”</text:span></text:p>
      <text:p text:style-name="P14"><text:tab/>“<text:span text:style-name="T23">It’s been two minutes Dom. <text:s/>We haven’t met up yet. <text:s/>What happened?”</text:span></text:p>
      <text:p text:style-name="P14"><text:tab/><text:span text:style-name="T23">Dom checked the time on his phone – she was right. <text:s/>He closed his eyes, trying not to see visions of his dead friends.</text:span></text:p>
      <text:p text:style-name="P14"><text:tab/>“<text:span text:style-name="T23">I’m better now. <text:s/>Jed says The Garden’s been attacked. <text:s/>We should get there as quick as we can.”</text:span></text:p>
      <text:p text:style-name="P14"><text:tab/>“<text:span text:style-name="T23">I’ll be right there. <text:s/>Text the boys, we’ll have to go back up Maxine. <text:s/>I’ll send you the address.”</text:span></text:p>
      <text:p text:style-name="P16">[This is the part in the Garden that I don’t like… Maxine <text:span text:style-name="T4">should</text:span> have a scene like this, but maybe I give it to Yunjin? <text:s/>Probably not. Regardless, this scene either needs to be cut or moved to much earlier <text:soft-page-break/>in the book. <text:s/>It can’t go here between the Diner confrontation and the Senate meeting. <text:s/>Too… exciting…]</text:p>
      <text:p text:style-name="P19">HEAVILY CONSIDER CUTTING OR MOVING THIS ELSEWHERE</text:p>
      <text:p text:style-name="P16"><text:tab/>The Garden, conspicuously named after the open-air beirgarten in the middle of this part of the city, pulled into view as Dom broke through the crush of of skyscrapers in the city’s downtown. <text:s/>Even from a couple blocks away, Dom could see the tell-tale signs of combat. <text:s/>The spectres of demons lurked in the shadows made by streetlamps, attracted to the abundance of magic coming form the Garden. <text:s/>Pedestrians, unaware of the danger they were in, still hurried through the streets as if they could sense the thin-stretched tension around them was about to break.</text:p>
      <text:p text:style-name="P16"><text:tab/>Sahil and Dom arrived to the enterance at the same time. <text:s/>The steel galte welcomed them with the creaking of steel hinges and an unseasonably warm, phantom wind. <text:s/>Sahil waved, but didn’t pause before he entered the beirgarten. </text:p>
      <text:p text:style-name="P16"><text:tab/>It was quiet. <text:s/>The patrons sat across from one another and, at first glance, seemed to be listening intently to a band or speaker. <text:s/>Quickly, Dom caught up to Sahil.</text:p>
      <text:p text:style-name="P16"><text:tab/>“What’s wrong with everyone?” said Dom, putting his hand on his shoulder.</text:p>
      <text:p text:style-name="P16"><text:tab/>Sahil scanned the room. <text:s/>“Someone is holding down a domain. <text:s/>Draw in a little power and look around for…” He trailed off as his eyes criss-crossed the room then, apparently finding what he was looking for shouted, “Max!” and took off toward the corner of the lawn.</text:p>
      <text:p text:style-name="P16"><text:tab/>Dom drew in power from the River and stopped short. <text:s/>Two domains clashed with one another – one tha tmarked itself by the clean stone floors of what looked like an ancient church and another that looked like, well, Maxine’s gothic house. <text:s/>Where the two domains met, Brennan and Yunjin fought alongside a number of vibrantly dressed mages. <text:s/>Amid a shower of sparks and gouts of flame, Yunjin’s flame-wreathed sword stood out. <text:s/>She was locked in combat with another mage whose face was obscured by a brown monk’s hood. <text:s/></text:p>
      <text:p text:style-name="P16"><text:tab/>Shaking himself, he raced after Sahil. <text:s/>“How can I help?”</text:p>
      <text:p text:style-name="P16"><text:tab/>Sahil looked between Maxine and her chess partner [I guess she’s playing chess lol], then to the combat with Brennan and Yunjin. <text:s/>“Jed’s a domain controller, can you do the same thing?”<text:tab/></text:p>
      <text:p text:style-name="P16"><text:tab/>Dom thought back to Jed’s battle with Mrs. Gault. <text:s/>“I think so,” he said glancing over to Yunjin. <text:s/>She was clearly the better duelist, but she and Brennan were outnumbered heavily. Sahil removed his pen from his pocket and, with a click, became it became a long bullwhip.</text:p>
      <text:p text:style-name="P16"><text:tab/>“Go help Max then. <text:s/>Do everything she asks you to do.” said Sahil, just before dissapearing in to the fray.</text:p>
      <text:p text:style-name="P16"><text:tab/>Dom turned to Maxine, who didn’t acknowledge his presence. <text:s/>He though back to Jed’s lesson in the park and, with a deep breath, drew in as much power as he could from the River below. <text:s/>In Maxine’s domain, tea had just been served. <text:s/>Around the 18<text:span text:style-name="T12">th</text:span> century table sat two huddled monks and, of course, Maxine. <text:s/>She spared Dom a quick glance before returning to her guests.</text:p>
      <text:p text:style-name="P16"><text:soft-page-break/><text:tab/>“Apologies for the intrusion everyone, but my dear friend Dominic has decided to join us. <text:s/>He is quite a fine gentleman, so I’m certain you’ll find him a satifactory conversation partner.”</text:p>
      <text:p text:style-name="P16"><text:tab/>The mages stood and bowed perfunctorily to him. <text:s/>“We are honored to greet you,” said the taller of the two.</text:p>
      <text:p text:style-name="P16"><text:tab/>Thinking back to Brennan’s explanation of Maxine’s domain, he quick bowed and said, “The pleasure is all mine.” [Okay, I guess I have to explain that sometime lol]</text:p>
      <text:p text:style-name="P16"><text:tab/>Dom could almost see the worry in Maxine’s face as she motioned for him to take a seat next to her. <text:tab/></text:p>
      <text:p text:style-name="P16"><text:tab/>Mason and I were just discussing the upcoming Senate meeting, but I fear it’s affecting my chess game with Abagail here. <text:s/>Do have anyting to share with us?”</text:p>
      <text:p text:style-name="P16"><text:tab/>Mason turned to Dom, sizing him up. <text:s/>“Please,” he said with a casual wave of his hand, “take a seat so we can talk properly.”<text:tab/></text:p>
      <text:p text:style-name="P16"><text:tab/>Dom stared at the seat before him. <text:s/>Hadn’t he already sat down? <text:s/>He panicked for a quick moment before Maxine reached out to hold Dom’s seat.</text:p>
      <text:p text:style-name="P16"><text:tab/>“Sorry Mason, you must have missed it. <text:s/>Dominic here has already taken his seat.”</text:p>
      <text:p text:style-name="P16"><text:tab/>Dom watched as she unwound a thin thread of magic that stretched between the man and the chair. <text:s/></text:p>
      <text:p text:style-name="P16"><text:tab/>Maxine shot Dom a look. <text:s/>“Don’t you remember sitting?”</text:p>
      <text:p text:style-name="P16"><text:tab/>He did. <text:s/>And he realized that he needed to be more on guard than we was.</text:p>
      <text:p text:style-name="P16"><text:tab/>“Of course.”</text:p>
      <text:p text:style-name="P16">[Here’s where I learned that I didn’t like this scene. <text:s/>That’s said, it’s a bit better than I thought it was. <text:s/>Still not good though haha.]</text:p>
      <text:p text:style-name="P16"><text:tab/><text:span text:style-name="T24">[Mid-outiline notes about changing the whole story. <text:s/>Apparently this is relatively common, but it’s pretty annoying nonetheless. <text:s/>Hopefully we get something good out of it. <text:s/>Notes to follow below]</text:span></text:p>
      <text:p text:style-name="P17">[So, after thinking about this, I think I missed the tone of the story a bit. <text:s/>Or maybe I should say that I discovered the tone of the story now. <text:s/>The story so far has had mages sort of acting like superheroes, which I could take a bit of for sure for the rewritten story maybe, but we’re going to have to really turn up the fish-out-of-water, noir on this story. <text:s/>I think Dom should hardly understand magic at all and he uses his past life skills – presumably programming – to barely skate by these horrible situations. <text:s/>Magic is fundamentally, un-understandable. <text:s/>It’s only something you can really feel. <text:s/>I should use the “teaching someone how to whistle” metaphor? Example? You get it. <text:s/>Very, “Use the force, Luke.” type beat. <text:s/>Stuff like, “You have to understand the temperment of the fire before you manipulate it, ect.]</text:p>
      <text:p text:style-name="P20">Moving on to the ending part of the story, it takes a while to get into it</text:p>
      <text:p text:style-name="P22"><text:tab/><text:span text:style-name="T25">Dom races away from Jed’s Diner after figuring out that the Senate gathering is happening right now. <text:s/>He find his friends gathered at a bar he frequents and isn’t surprised to find it split into a </text:span><text:soft-page-break/><text:span text:style-name="T25">Parliment-style political gathering. <text:s/>The experience is surreal. <text:s/>Robed and bearded ancient wizards sit on their pews while their peers stand to speak in the center of the room. <text:s/>They speak facing the other side of the room arguing about whether or not they should… cause some terrible disaster to happen in the city probably. <text:s/>The Wizards point out that humans only get their shit together when something dramatic happens. <text:s/>We should strongly imply that they’ve dome this before and that several other Magocracies over the world have done this around the world relatively often. <text:s/>They say things like, “We just need to shake things up,” and “We need to just completely break this vase before they even think about fixing it.” <text:s/>They Magocracy has completely lost confidence that humanscan take care of their own business. <text:s/>Basically, they have a “tear it all down” attitude.</text:span></text:p>
      <text:p text:style-name="P24"><text:tab/>Some of the Wizards are on Dom’s side – most notably the friends he’s made through the Exorcists and Jed’s diner. <text:s/>Dom uses some poiwer after running into the meeting late – they’re voting on the resolution and the Speaker says, “If there are none in opposition, then the resolution passes – ”</text:p>
      <text:p text:style-name="P24"><text:tab/>“I object!” shouted Dom, panting from the waist-height door which seperated the spectators from the speaking area. <text:s/>The Speaker of the House raised his eyebrows so that his dark galsses danced across his face.</text:p>
      <text:p text:style-name="P24"><text:tab/>“We have already voted young sir. <text:s/>Resolution 2106, A Vote of No Confidence passes with none in oppo…”</text:p>
      <text:p text:style-name="P24"><text:tab/>“I object, Mr. Speaker! <text:s/>And I have a right to speak by the Oath I have sworn and the power within my bones.” <text:s/>Dom closed his eyes and, from his cupped hands, produced a small fairy light. <text:s/>The small, blue and green mote floated just above Dom’s palm, flitting in and out of sight like June fireflies.</text:p>
      <text:p text:style-name="P24"><text:tab/>One of the long-beards stood. <text:s/>“A radience point is hardly a spell Mr. Speaker. <text:s/>Are we to allow any human who’s ever accidentally a miracle into these hallowed halls?”</text:p>
      <text:p text:style-name="P24"><text:tab/>“It is his birthright Mr. Speaker!” <text:s/>A small woman wearing what seemed to be plumbers’ coveralls rose from her seat. <text:s/>“I will not stand for this subversion of the House rules.”</text:p>
      <text:p text:style-name="P24"><text:tab/>There was a rumble of agreement from the rest of the House. <text:s/>Many of the gathered mages punded their tables with their fists in apparent agreement. <text:s/>The long-beard sat.</text:p>
      <text:p text:style-name="P24"><text:tab/>As Dom stood at the wooden half-door, the Speaker looked at his small light, at the now-silent room, then again at what Dom was wearing.</text:p>
      <text:p text:style-name="P24"><text:tab/>“You will dress respectfully next time you intend to address this House.” <text:s/>The weight of his authority settled around Dom’s neck like a thick rope.</text:p>
      <text:p text:style-name="P24"><text:tab/>“Yes, Mr. Speaker,” he said as confidently as he could manage.</text:p>
      <text:p text:style-name="P24"><text:tab/>Dom approached to the wooden pulpit and turned to address the House. <text:s/>Dozens of eyes examined him, some from under wide-brimmed Wizard hats and still others from behind nose-perched spectacles. <text:s/>The wood of the pulpit was warm beneath Dom’s fingertips.</text:p>
      <text:p text:style-name="P24"><text:tab/>“Begging the pardon of the House, but I would like to formally object to the Vote of No Confidence.” <text:s/>He paused for a response from the House, but only received blank stares in return.</text:p>
      <text:p text:style-name="P24"><text:soft-page-break/><text:tab/>“Okay,” he said under his breath. <text:s/>Dom pointed out to the onlookers just outside the gate. <text:s/>“I have spent time with the good people of this city. <text:s/>They’ve been knocked around, to be sure, but they’ve also been building new homes, brick by brick, in their new city. <text:s/>A city that might be a little dark…” <text:s/>The mages began to murmur to one another.</text:p>
      <text:p text:style-name="P24"><text:tab/>“Okay, very dark,” Dom relented, “and there will be darker days than these to come.” <text:s/>He rapped his knuckles on the lecturn in the rhythm he saw the woman produce before. <text:s/>“But we would be fools to count the good people of San Francisco out. <text:s/>Even today, I have seen the Great River open its flood gates for an upstanding citizen with our city limits.”</text:p>
      <text:p text:style-name="P24"><text:tab/>A simmer of whispers overcame the crowd. <text:s/>Dom turned back to the Speaker of the House to meet his still implacable gaze.</text:p>
      <text:p text:style-name="P24"><text:tab/>“It’s true Mr. Speaker, though there may be some who dobt my words.”</text:p>
      <text:p text:style-name="P23"><text:span text:style-name="T25"><text:tab/>“Will we overturn this House simply because one person exists who serves the Great River?” said one of the long-beards. <text:s/>This one bore a striking resemblance to </text:span><text:span text:style-name="T26">a </text:span><text:span text:style-name="T25">school teacher Dom </text:span><text:span text:style-name="T26">once had</text:span><text:span text:style-name="T25">. <text:s/>“</text:span><text:span text:style-name="T26">If one exists or ten exist, then they can curse the times they were born in. <text:s/>We need to shock the city so that their children will have a chance to grow up with struggle.”<text:tab/></text:span></text:p>
      <text:p text:style-name="P25"><text:tab/>“Hard times make good men,” Dom interrupted. <text:s/>“Is that right sir?”</text:p>
      <text:p text:style-name="P25"><text:tab/>The man pounded his fist on the arm of his chair to the rhythm of a racing heart. <text:s/>The crowd followed with a choir of, “Hear! Hear!”</text:p>
      <text:p text:style-name="P25"><text:tab/>“No!” shouted Dom over the roar in the room. <text:s/>“Hard times only create hard times! <text:s/>The world we make will always owe a debt to the one we leave behind.” <text:s/>Dom waited for the rumbles to subside. <text:s/>Some of the mages had begun to cap their pens and gather their jackets from the back of their chairs.<text:tab/></text:p>
      <text:p text:style-name="P25"><text:tab/>The long-beard spoke again. <text:s/>“There’s no city to owe a debt to, young one. <text:s/>There hasn’t been one for a while now.”</text:p>
      <text:p text:style-name="P25"><text:tab/>“Those who still serve the Great River still remain, sir,” said Dom, leveling his gaze at the man. <text:s/>“You just can’t see it from your tower.” </text:p>
      <text:p text:style-name="P25"><text:tab/>At this, the man’s face twisted in fury. <text:s/>The long-beards sitting behind him stood with audible protest.</text:p>
      <text:p text:style-name="P25"><text:tab/>“If I were wrong, you wouldn’t even be holding this vote. <text:s/>You would know the people who really serve this city, not just the people in charge. <text:s/>You would know the people who walk into City Hall every morning and you’d know the people who open their coffee shops so we can all get our morning coffee. <text:s/>You wouldn’t just know who owns the tower next to yours, you’d know who’s playing at the Black Cat tomorrow.”</text:p>
      <text:p text:style-name="P25"><text:tab/>The cadre of long-beards began to shout, “What do you know!” and “Sit down!” over the top of Dom’s speech. <text:s/>He struggled to be heard until the Speaker gavel bade them all into silence.</text:p>
      <text:p text:style-name="P25"><text:tab/>“Mr. Dominic, your time is up. <text:s/>Closing please,” said the Speaker when the hall was finall quiet.</text:p>
      <text:p text:style-name="P25"><text:soft-page-break/><text:tab/>Dom looked over the mages of the Great Hall. <text:s/>Most had turned to whisper to their neighbors – he could hear more than a few conversations about getting dinner.</text:p>
      <text:p text:style-name="P25"><text:tab/>“There are still people who still look at our skyline and can truly say, ‘Oh, Glorious City.’ <text:s/>They say it and they mean it.” <text:s/>He looked around one last time. <text:s/>“If it would please the House, I request that we leave the city to them.”</text:p>
      <text:p text:style-name="P21">Last Chapter Babeyyyyy</text:p>
      <text:p text:style-name="P25"><text:tab/>“<text:span text:style-name="T27">The House vote on Resolution 2106, A Vote of No Confidence will now begin.” <text:s/>The Speaker struck his gavel and Dom felt it in his chest. <text:s/>He took an open seat in the audience, just on the toher side of the wooden gate.</text:span></text:p>
      <text:p text:style-name="P25"><text:tab/><text:span text:style-name="T27">The Speaker continued, “All members present will vote either Yea or Nay. <text:s/>Please do not hold the proceedings unless you have an emergency.” <text:s/>He stood and Dom saw several Mages take that as a queue to line up behind the lecturn. <text:s/>When they were all ready, the voting began.</text:span></text:p>
      <text:p text:style-name="P25"><text:tab/>“<text:span text:style-name="T27">The gentleman from Visitacion Valley.”</text:span></text:p>
      <text:p text:style-name="P26"><text:tab/>“Nay.”</text:p>
      <text:p text:style-name="P26"><text:tab/>“The gentleman from Skybreak Tower.”</text:p>
      <text:p text:style-name="P26"><text:tab/>“Yea.”</text:p>
      <text:p text:style-name="P26"><text:tab/>“The gentlelady from Hayes 1844.”</text:p>
      <text:p text:style-name="P26"><text:tab/>“Yea.”</text:p>
      <text:p text:style-name="P26"><text:tab/>Dom watched as each mage made their way through the line, each row standing and shufflling their way into the line at the lecturn like a well-choreographed dance. <text:s/>For each, the Speaker would note <text:span text:style-name="T28">their vote in his book which looked to be the size of Dom’s torso. <text:s/>After their vote, some would return to their seats, some simply vanished, most left directly out out the front door.</text:span></text:p>
      <text:p text:style-name="P26"><text:tab/>“<text:span text:style-name="T28">The gentlelady from The Great Eye Tower.”</text:span></text:p>
      <text:p text:style-name="P26"><text:tab/>“<text:span text:style-name="T28">Yea.”</text:span></text:p>
      <text:p text:style-name="P26"><text:tab/>“<text:span text:style-name="T28">The representative from Shael’loren Garden.”</text:span></text:p>
      <text:p text:style-name="P26"><text:tab/>“<text:span text:style-name="T28">Nay.”</text:span></text:p>
      <text:p text:style-name="P26"><text:tab/><text:span text:style-name="T29">Dom watched while the votes ticked in and, over time, he realized that he would lose. <text:s/>He carefully examined the docket that hung over the speaker’s head, he realized that there simply weren’t enough votes remaining to pass the 50% mark.</text:span></text:p>
      <text:p text:style-name="P26"><text:tab/>“<text:span text:style-name="T29">The gentleman </text:span><text:span text:style-name="T30">from Nob Hill, present day.”</text:span></text:p>
      <text:p text:style-name="P26"><text:tab/>“<text:span text:style-name="T30">Nay.”</text:span></text:p>
      <text:p text:style-name="P26"><text:tab/>“<text:span text:style-name="T30">The gentlelady from The Great Pyramid at the End of Time.”</text:span></text:p>
      <text:p text:style-name="P26"><text:tab/>“<text:span text:style-name="T30">Nay.”</text:span></text:p>
      <text:p text:style-name="P26"><text:soft-page-break/><text:tab/><text:span text:style-name="T30">The vote was going to pass, and Dom hung his head in his hands. <text:s/>He thought of Jed working away at his diner. <text:s/>Maud and the Shepherds would have to pull together their money for another year of deep cold.</text:span></text:p>
      <text:p text:style-name="P26"><text:tab/>“<text:span text:style-name="T31">The gentleman from Castro 1972.”</text:span></text:p>
      <text:p text:style-name="P26"><text:tab/>“<text:span text:style-name="T31">Yea.”</text:span></text:p>
      <text:p text:style-name="P26"><text:tab/>“<text:span text:style-name="T31">The gentleman from Forest Hill.”</text:span></text:p>
      <text:p text:style-name="P26"><text:tab/>“<text:span text:style-name="T31">Yea.”</text:span></text:p>
      <text:p text:style-name="P26"><text:tab/>“<text:span text:style-name="T31">The gentlelady from Gul’merc’ah Tower.”</text:span></text:p>
      <text:p text:style-name="P26"><text:tab/>“<text:span text:style-name="T31">Nay.”</text:span></text:p>
      <text:p text:style-name="P26"><text:tab/><text:span text:style-name="T31">Yunjin and the Exorcists put so much faith into me, Dom thought. <text:s/>Her dissapointed look already haunted his thoughts. <text:s/>She would have to find time to teach him how to exorcise demons properly. <text:s/>Maybe it wouldn’t be so bad. <text:s/>At least he’d get to spend more time with Yunjin. <text:s/>Maybe there was something there between them.</text:span></text:p>
      <text:p text:style-name="P26"><text:tab/>“<text:span text:style-name="T31">The representative from Nob Hill, 1798.”</text:span></text:p>
      <text:p text:style-name="P26"><text:tab/>“<text:span text:style-name="T31">Yea.”</text:span></text:p>
      <text:p text:style-name="P26"><text:tab/><text:span text:style-name="T31">Dom would have to spend his days learning how the moon phase affected how light magic worked or which animals had enough conciousness to cast magic or how to take into account the temperment of the damn fire when… the temperment of the fire!”</text:span></text:p>
      <text:p text:style-name="P26"><text:tab/>“<text:span text:style-name="T31">The gentleman from Richmond.”</text:span></text:p>
      <text:p text:style-name="P26"><text:tab/>“<text:span text:style-name="T31">Yea.”</text:span></text:p>
      <text:p text:style-name="P26"><text:tab/><text:span text:style-name="T31">Dom stood and moved toward the wooden gate once again.</text:span></text:p>
      <text:p text:style-name="P26"><text:tab/>“<text:span text:style-name="T31">On a vote of 82 – 64, the yeas have it,” the Speaker began. <text:s/>“The Vote of No Confidence – ”</text:span></text:p>
      <text:p text:style-name="P26"><text:tab/>“<text:span text:style-name="T31">Mr. Speaker!” shouted Dom. <text:s/>He stood with his waist pressed against the gate, his torso leaning over in the voting gallery.</text:span></text:p>
      <text:p text:style-name="P26"><text:tab/>“<text:span text:style-name="T31">We will not suspend proceedings Mr. Dominic. <text:s/>Return to your seat, now.”</text:span></text:p>
      <text:p text:style-name="P26"><text:tab/>“<text:span text:style-name="T31">Mr. Speaker, I have been make aware of a regulation surrounding the use of magic in the city limits.”</text:span></text:p>
      <text:p text:style-name="P26"><text:tab/><text:span text:style-name="T31">The Speaker paused, turning over </text:span><text:span text:style-name="T32">his gavel in his hand. <text:s/>“Which regulations do you mean, Mr. Dominic?”</text:span></text:p>
      <text:p text:style-name="P26"><text:tab/>“<text:span text:style-name="T32">As I understand it, we need to consider the temperment of all fire use in the course of magic. <text:s/>Have we consulted with the flames that will be created following any scheduled explosions?”</text:span></text:p>
      <text:p text:style-name="P26"><text:tab/><text:span text:style-name="T32">His spectacles furrowed, the Speaker shot a look to the not-taker seated just below his tall perch. <text:s/>Pages ruffled and the man inspected a section of one of his dust-covered volumes, using his </text:span><text:soft-page-break/><text:span text:style-name="T32">finger to keep track of his place. <text:s/>The man looked over his shoulder and passed the tome to the speaker, indicating one passaage in particular.</text:span></text:p>
      <text:p text:style-name="P26"><text:tab/><text:span text:style-name="T32">The room as silent as a mausoleum. <text:s/>Even the small sounds of shoe-tapping and clothes-shifting seemed to fill the room completely. <text:s/>Chairs creaked beneath their occupants. <text:s/>The pages of the Speaker’s book ruffled as he turned to another page. <text:s/>The silence grew in Dom’s chest until he opeened his mouth so speak once again.</text:span></text:p>
      <text:p text:style-name="P26"><text:tab/><text:span text:style-name="T32">The Speaker spoke first. <text:s/>“Resolution 2106 passes.”</text:span></text:p>
      <text:p text:style-name="P26"><text:tab/><text:span text:style-name="T32">Dom’s heart sank.</text:span></text:p>
      <text:p text:style-name="P26"><text:tab/>“<text:span text:style-name="T32">Due to an oversite concerning fire regulations within the city limits, action on this plan will not be permitted until such a time as we can determine,” the Speaker shot a look at Dom over the top of his ancient spectacles, “the temperment of all affected fire.”</text:span></text:p>
      <text:p text:style-name="P26"><text:tab/><text:span text:style-name="T32">The gavel crashed and the room erupted around Dom. <text:s/>Scores of onlookers stormed out of the House, cursing whatever god they thought had moved against them on this particular day. <text:s/>Still more hurled accusations at the Speaker.</text:span></text:p>
      <text:p text:style-name="P26"><text:tab/>“<text:span text:style-name="T32">Do you really think some new mage could have some that without greasing some wheels?”</text:span></text:p>
      <text:p text:style-name="P26"><text:tab/><text:span text:style-name="T32">There were some still who crowded around Dom and, with their arms around his shoulders, shouted their admiration for his deeds. <text:s/>When the crowd around him grew large enough, Dom could barely move to nod or shake someone’s outstretched hand. <text:s/>It was only when the crowd had pushed him outside into the could, morning air that Dom felt something, somewhere out in the universe click into place. <text:s/>He watched as the sun shone through the skyscrapers for the first time today.</text:span></text:p>
      <text:p text:style-name="P26"><text:tab/>“<text:span text:style-name="T32">We won.”</text:span></text:p>
      <text:p text:style-name="P26"><text:tab/><text:span text:style-name="T32">And then again to the chorus of supporters surrounding him.</text:span></text:p>
      <text:p text:style-name="P26"><text:tab/>“<text:span text:style-name="T32">We won!”</text:span></text:p>
      <text:p text:style-name="P26"><text:tab/><text:span text:style-name="T33">At this, the crowd rolled with excitement and cheers from friends and soon-to-be friends lifted him to the heights that only joy can take a man. <text:s/>Dom would cheer and cheer until his chest had nothing left to give. <text:s/>Tomorrow, the work began again.</text:span></text:p>
      <text:list text:style-name="L1">
        <text:list-header>
          <text:p text:style-name="P30">Zero Outline</text:p>
          <text:p text:style-name="P31"/>
        </text:list-header>
        <text:list-item>
          <text:p text:style-name="P31">INTRO TBD </text:p>
        </text:list-item>
        <text:list-item>
          <text:p text:style-name="P31">Dom sees a mage getting mugged, stops the robbers and the mage saves him from getting shot. He sees the mage use magic, but the mage tells him he’s seeing things.</text:p>
        </text:list-item>
        <text:list-item>
          <text:p text:style-name="P31">Dom becomes consumed thinking about this event, until he follows the mage and sees him use a spell to put out some lamps</text:p>
        </text:list-item>
        <text:list-item>
          <text:p text:style-name="P31">Dom runs home to think about what he saw, and slowly figures out how magic works</text:p>
        </text:list-item>
        <text:list-item>
          <text:p text:style-name="P31">Over the next couple days, he uses magic to so silly things like put out lights and light matches and stuff</text:p>
        </text:list-item>
        <text:list-item>
          <text:p text:style-name="P31">One day, he tries to use a spell and does something wrong (that thing TBD), and he accidentally summons a full-on demon into his workplace. </text:p>
        </text:list-item>
        <text:list-item>
          <text:p text:style-name="P31">The demon chases him, but he can’t run fast like he’s in a dream. <text:s/>Demon catches him, beats him, it’s really bad, and then Dom passes out.</text:p>
        </text:list-item>
        <text:list-item>
          <text:p text:style-name="P31">He wakes up in Jed’s house, and Jed tells him that he got a lot of people killed and accuses him of doing it on purpose. <text:s/>Dom convinces him as best he can that he didn’t after a bit of magic nonesense that scares the shit out of Dom</text:p>
        </text:list-item>
        <text:list-item>
          <text:p text:style-name="P31">Dom learns that, although he’s <text:span text:style-name="T4">super </text:span><text:span text:style-name="T9">done with magic after getting beaten to death nearly, he’s going to have to learn at least a little bit of magic for his safety and others</text:span></text:p>
        </text:list-item>
        <text:list-item>
          <text:p text:style-name="P28">Dom learns the ABCs of magic from Jed. <text:s/>About The Power and The Dream.</text:p>
        </text:list-item>
        <text:list-item>
          <text:p text:style-name="P28">Dom’s out of work (probably why this whole thing got started), and Jed says good! You can come work with me! <text:s/>You start Tuesday!</text:p>
        </text:list-item>
        <text:list-item>
          <text:p text:style-name="P28">Dom shows up to the address only to learn that Jed runs a diner out of a defunct cable car. <text:s/>Dom works a long shift at the diner and, there, he learns about the customers and makes the first steps toward learning Jed’s philosophy of magic. <text:s/>Mr. Miyagi-style, yaknow</text:p>
        </text:list-item>
        <text:list-item>
          <text:p text:style-name="P28">Dom asks Jed why he runs a diner if he can use magic, and Jed just answers simply that he likes the work. <text:s/>Dom thinks he’s being evasive, but Jed’s serious.</text:p>
        </text:list-item>
        <text:list-item>
          <text:p text:style-name="P28">On his way home, Dom runs across a demon and then witnesses a mage attack it. <text:s/>A battle ensues and the mage kills the demon. <text:s/>When the demon is dying, it manages to catch Dom and he gets into a bad situation.</text:p>
        </text:list-item>
        <text:list-item>
          <text:p text:style-name="P28">Yunjin, the mage, saves him from the demon and the meet for the first time. <text:s/>Step one here on the romance track.</text:p>
        </text:list-item>
        <text:list-item>
          <text:p text:style-name="P28">Dom wakes up the next morning at Jed’s and they’re prepping to go the the park. <text:s/>On the way there, Jed teaches him about the Magocracy, and takls to him about the demon that died last night. <text:s/>He explains how Mages make money – hunting demons, and ruling the city from the shadows. <text:s/>Jed suggests he do something else, and not work as a mage. Shit’s dangerous. <text:s/>They get in a fight and Jed decides to take Dom to a different part of the park to show him what fighting a demon is really like</text:p>
        </text:list-item>
        <text:list-item>
          <text:p text:style-name="P28">They go to a dark tunnel that looks abandoned, and they face a Mouther. <text:s/>Scary shit, but easy to kill. <text:s/>Jed is pretty rough with him, but teaches him how to kill the demon. <text:s/>It goes pretty well at first, but Dom messes something up.</text:p>
        </text:list-item>
        <text:list-item>
          <text:p text:style-name="P28">The mess-up is dramatic, and Dom manages to pull it out barely so that Jed can fix the situation. Dom is pissed, and Jed allows him to exorcist the demon. <text:s/>Dom storms off.</text:p>
        </text:list-item>
        <text:list-item>
          <text:p text:style-name="P28">Storming through the city, Dom gets assailed by a homeless woman in a wheelchair who says she’s dying and needs help. <text:s/>Turns out that she’s not dying, but she does need her bag fixed. Dom fixes it with magic, and she freaks out on him again. <text:s/>He’s a spy, ect ect. <text:s/>A woman appears to stop her from screaming – Yunjin. <text:s/>Oh boy.</text:p>
        </text:list-item>
        <text:list-item>
          <text:p text:style-name="P28"><text:soft-page-break/>Yunjin invites Dom into her store and they talk about like and magic and whatnot. <text:s/>Romance track step 2 here. <text:s/>Maybe here’s where Dom convinces himself that she’s flirting with him, but then finds out that she’s dating a girl. <text:s/><text:span text:style-name="T35">Yunjin invites him to </text:span><text:span text:style-name="T36">hang out with her team of Exorcists at the Tempest later that day.</text:span></text:p>
        </text:list-item>
        <text:list-item>
          <text:p text:style-name="P29">Dom returns to the Cable Car Diner and makes up with Jed. <text:s/><text:span text:style-name="T37">Jed introduces Mrs. Mary to Dom, who needs his help with something. <text:s/>Here’s another opportunity for Jed to teach Dom his ethos about the world. <text:s/>This is the grow nice flowers scene. Dom finishes his shift and leaves for the Tempest</text:span></text:p>
        </text:list-item>
        <text:list-item>
          <text:p text:style-name="P27">Dom meets the Exorcists at the Tempest. <text:s/>This is an opportunity to learn their ethos about the world. <text:s/>They’re attacked at the end of the scene</text:p>
        </text:list-item>
        <text:list-item>
          <text:p text:style-name="P27">The Exorcists are attacked by a scary man in a suit. <text:s/>Dom is the only one who doesn’t escape. Things are scary and Dom learns about some plot (but only a bit) to be evil or something. <text:s/>It’s an intense scene to escape.</text:p>
        </text:list-item>
        <text:list-item>
          <text:p text:style-name="P27">Dom is back with the Exorcists, and they talk about what happened and, eventually, figure out what’s going on enough that they put a plan together.</text:p>
        </text:list-item>
        <text:list-item>
          <text:p text:style-name="P27">Dom and Yunjin take off with Yunjin holding Dom’s hand to teleport him around. <text:s/>Yunjin x Dom romance scene here. <text:s/>Yay more progression. <text:s/>They drop him off at Jed’s diner.</text:p>
        </text:list-item>
        <text:list-item>
          <text:p text:style-name="P27">Dom finds Jed in the diner talking to Mrs. Gault. <text:s/>They’re in the middle of a magic battle thing – it’s that gaslighting magic scene with the teacup/coffee.</text:p>
        </text:list-item>
        <text:list-item>
          <text:p text:style-name="P27">Jed wins with a little help from Dom, Dom explains what’s happened from his friends, and Jed runs off to help his friends.</text:p>
        </text:list-item>
        <text:list-item>
          <text:p text:style-name="P27">There’s some collection of scenes here… probably not the Garden scene, but this is where the garden scene goes in the zero draft.</text:p>
        </text:list-item>
        <text:list-item>
          <text:p text:style-name="P27">Dom shows up to the Senate, and he gives his speech to the gathering</text:p>
        </text:list-item>
        <text:list-item>
          <text:p text:style-name="P27">The vote happens and he loses, but then pulls it out at the end with a technicallity that he learned earlier. <text:s/>Yay celebration and end story.</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3T01:45:31.629126477</meta:creation-date>
    <dc:date>2024-02-05T01:46:03.950113776</dc:date>
    <meta:editing-duration>P3DT6H13M10S</meta:editing-duration>
    <meta:editing-cycles>13</meta:editing-cycles>
    <meta:generator>LibreOffice/7.6.4.1$Linux_X86_64 LibreOffice_project/60$Build-1</meta:generator>
    <meta:document-statistic meta:table-count="0" meta:image-count="0" meta:object-count="0" meta:page-count="25" meta:paragraph-count="434" meta:word-count="13458" meta:character-count="73787" meta:non-whitespace-character-count="59666"/>
  </office:meta>
</office:document-meta>
</file>